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52.209191544363" calcext:value-type="float">
            <text:p>852.2091915444</text:p>
          </table:table-cell>
          <table:table-cell/>
          <table:table-cell table:style-name="ce3" office:value-type="float" office:value="852.209191544363" calcext:value-type="float">
            <text:p>852.2091915444</text:p>
          </table:table-cell>
          <table:table-cell/>
          <table:table-cell table:formula="of:=[.D9]/[.F9]" office:value-type="float" office:value="1" calcext:value-type="float">
            <text:p>1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852.209191544363" calcext:value-type="float">
            <text:p>852.2091915444</text:p>
          </table:table-cell>
          <table:table-cell/>
          <table:table-cell table:style-name="ce4" table:formula="of:=[.F21]" office:value-type="float" office:value="852.209191544363" calcext:value-type="float">
            <text:p>852.2091915444</text:p>
          </table:table-cell>
          <table:table-cell/>
          <table:table-cell table:formula="of:=[.M9]/[.O9]" office:value-type="float" office:value="1" calcext:value-type="float">
            <text:p>1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73.13624024357" calcext:value-type="float">
            <text:p>3073.1362402436</text:p>
          </table:table-cell>
          <table:table-cell/>
          <table:table-cell table:style-name="ce3" office:value-type="float" office:value="3073.13624024357" calcext:value-type="float">
            <text:p>3073.1362402436</text:p>
          </table:table-cell>
          <table:table-cell/>
          <table:table-cell table:formula="of:=[.D10]/[.F10]" office:value-type="float" office:value="1" calcext:value-type="float">
            <text:p>1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073.13624024357" calcext:value-type="float">
            <text:p>3073.1362402436</text:p>
          </table:table-cell>
          <table:table-cell/>
          <table:table-cell table:style-name="ce4" table:formula="of:=[.F22]" office:value-type="float" office:value="3073.13624024357" calcext:value-type="float">
            <text:p>3073.1362402436</text:p>
          </table:table-cell>
          <table:table-cell/>
          <table:table-cell table:formula="of:=[.M10]/[.O10]" office:value-type="float" office:value="1" calcext:value-type="float">
            <text:p>1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24.18488934077" calcext:value-type="float">
            <text:p>1224.1848893408</text:p>
          </table:table-cell>
          <table:table-cell/>
          <table:table-cell table:style-name="ce3" office:value-type="float" office:value="1224.18488934077" calcext:value-type="float">
            <text:p>1224.1848893408</text:p>
          </table:table-cell>
          <table:table-cell/>
          <table:table-cell table:formula="of:=[.D11]/[.F11]" office:value-type="float" office:value="1" calcext:value-type="float">
            <text:p>1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1224.18488934077" calcext:value-type="float">
            <text:p>1224.1848893408</text:p>
          </table:table-cell>
          <table:table-cell/>
          <table:table-cell table:style-name="ce4" table:formula="of:=[.F23]" office:value-type="float" office:value="1224.18488934077" calcext:value-type="float">
            <text:p>1224.1848893408</text:p>
          </table:table-cell>
          <table:table-cell/>
          <table:table-cell table:formula="of:=[.M11]/[.O11]" office:value-type="float" office:value="1" calcext:value-type="float">
            <text:p>1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18006177251999" calcext:value-type="float">
            <text:p>-0.2180061773</text:p>
          </table:table-cell>
          <table:table-cell/>
          <table:table-cell table:style-name="ce3" office:value-type="float" office:value="-0.218006177251999" calcext:value-type="float">
            <text:p>-0.2180061773</text:p>
          </table:table-cell>
          <table:table-cell/>
          <table:table-cell table:formula="of:=[.D12]/[.F12]" office:value-type="float" office:value="1" calcext:value-type="float">
            <text:p>1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218006177251999" calcext:value-type="float">
            <text:p>-0.2180061773</text:p>
          </table:table-cell>
          <table:table-cell/>
          <table:table-cell table:style-name="ce4" table:formula="of:=[.F24]" office:value-type="float" office:value="-0.218006177251999" calcext:value-type="float">
            <text:p>-0.2180061773</text:p>
          </table:table-cell>
          <table:table-cell/>
          <table:table-cell table:formula="of:=[.M12]/[.O12]" office:value-type="float" office:value="1" calcext:value-type="float">
            <text:p>1</text:p>
          </table:table-cell>
          <table:table-cell table:formula="of:=[.M12]-[.O1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597473050907636" calcext:value-type="float">
            <text:p>0.0597473051</text:p>
          </table:table-cell>
          <table:table-cell/>
          <table:table-cell table:style-name="ce3" office:value-type="float" office:value="0.0597473050907636" calcext:value-type="float">
            <text:p>0.0597473051</text:p>
          </table:table-cell>
          <table:table-cell/>
          <table:table-cell table:formula="of:=[.D13]/[.F13]" office:value-type="float" office:value="1" calcext:value-type="float">
            <text:p>1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0597473050907636" calcext:value-type="float">
            <text:p>0.0597473051</text:p>
          </table:table-cell>
          <table:table-cell/>
          <table:table-cell table:style-name="ce4" table:formula="of:=[.F25]" office:value-type="float" office:value="0.0597473050907636" calcext:value-type="float">
            <text:p>0.0597473051</text:p>
          </table:table-cell>
          <table:table-cell/>
          <table:table-cell table:formula="of:=[.M13]/[.O13]" office:value-type="float" office:value="1" calcext:value-type="float">
            <text:p>1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000263059758890408" calcext:value-type="float">
            <text:p>-0.0002630598</text:p>
          </table:table-cell>
          <table:table-cell/>
          <table:table-cell table:style-name="ce3" office:value-type="float" office:value="-0.000263059758890408" calcext:value-type="float">
            <text:p>-0.0002630598</text:p>
          </table:table-cell>
          <table:table-cell/>
          <table:table-cell table:formula="of:=[.D14]/[.F14]" office:value-type="float" office:value="1" calcext:value-type="float">
            <text:p>1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0.000263059758890408" calcext:value-type="float">
            <text:p>-0.0002630598</text:p>
          </table:table-cell>
          <table:table-cell/>
          <table:table-cell table:style-name="ce4" table:formula="of:=[.F26]" office:value-type="float" office:value="-0.000263059758890408" calcext:value-type="float">
            <text:p>-0.0002630598</text:p>
          </table:table-cell>
          <table:table-cell/>
          <table:table-cell table:formula="of:=[.M14]/[.O14]" office:value-type="float" office:value="1" calcext:value-type="float">
            <text:p>1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52.209191544363" calcext:value-type="float">
            <text:p>852.2091915444</text:p>
          </table:table-cell>
          <table:table-cell/>
          <table:table-cell table:style-name="ce3" office:value-type="float" office:value="852.209191544363" calcext:value-type="float">
            <text:p>852.2091915444</text:p>
          </table:table-cell>
          <table:table-cell/>
          <table:table-cell table:formula="of:=[.D21]/[.F21]" office:value-type="float" office:value="1" calcext:value-type="float">
            <text:p>1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852.209191544363" calcext:value-type="float">
            <text:p>852.2091915444</text:p>
          </table:table-cell>
          <table:table-cell/>
          <table:table-cell table:style-name="ce4" table:formula="of:=[.F33]" office:value-type="float" office:value="852.209191544362" calcext:value-type="float">
            <text:p>852.2091915444</text:p>
          </table:table-cell>
          <table:table-cell/>
          <table:table-cell table:formula="of:=[.M21]/[.O21]" office:value-type="float" office:value="1" calcext:value-type="float">
            <text:p>1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73.13624024357" calcext:value-type="float">
            <text:p>3073.1362402436</text:p>
          </table:table-cell>
          <table:table-cell/>
          <table:table-cell table:style-name="ce3" office:value-type="float" office:value="3073.13624024357" calcext:value-type="float">
            <text:p>3073.1362402436</text:p>
          </table:table-cell>
          <table:table-cell/>
          <table:table-cell table:formula="of:=[.D22]/[.F22]" office:value-type="float" office:value="1" calcext:value-type="float">
            <text:p>1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073.13624024357" calcext:value-type="float">
            <text:p>3073.1362402436</text:p>
          </table:table-cell>
          <table:table-cell/>
          <table:table-cell table:style-name="ce4" table:formula="of:=[.F34]" office:value-type="float" office:value="3073.13624024357" calcext:value-type="float">
            <text:p>3073.1362402436</text:p>
          </table:table-cell>
          <table:table-cell/>
          <table:table-cell table:formula="of:=[.M22]/[.O22]" office:value-type="float" office:value="1" calcext:value-type="float">
            <text:p>1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24.18488934077" calcext:value-type="float">
            <text:p>1224.1848893408</text:p>
          </table:table-cell>
          <table:table-cell/>
          <table:table-cell table:style-name="ce3" office:value-type="float" office:value="1224.18488934077" calcext:value-type="float">
            <text:p>1224.1848893408</text:p>
          </table:table-cell>
          <table:table-cell/>
          <table:table-cell table:formula="of:=[.D23]/[.F23]" office:value-type="float" office:value="1" calcext:value-type="float">
            <text:p>1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1224.18488934077" calcext:value-type="float">
            <text:p>1224.1848893408</text:p>
          </table:table-cell>
          <table:table-cell/>
          <table:table-cell table:style-name="ce4" table:formula="of:=[.F35]" office:value-type="float" office:value="1224.18488934077" calcext:value-type="float">
            <text:p>1224.1848893408</text:p>
          </table:table-cell>
          <table:table-cell/>
          <table:table-cell table:formula="of:=[.M23]/[.O23]" office:value-type="float" office:value="1" calcext:value-type="float">
            <text:p>1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18006177251999" calcext:value-type="float">
            <text:p>-0.2180061773</text:p>
          </table:table-cell>
          <table:table-cell/>
          <table:table-cell table:style-name="ce3" office:value-type="float" office:value="-0.218006177251999" calcext:value-type="float">
            <text:p>-0.2180061773</text:p>
          </table:table-cell>
          <table:table-cell/>
          <table:table-cell table:formula="of:=[.D24]/[.F24]" office:value-type="float" office:value="1" calcext:value-type="float">
            <text:p>1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218006177251999" calcext:value-type="float">
            <text:p>-0.2180061773</text:p>
          </table:table-cell>
          <table:table-cell/>
          <table:table-cell table:style-name="ce4" table:formula="of:=[.F36]" office:value-type="float" office:value="-0.218006177251999" calcext:value-type="float">
            <text:p>-0.2180061773</text:p>
          </table:table-cell>
          <table:table-cell/>
          <table:table-cell table:formula="of:=[.M24]/[.O24]" office:value-type="float" office:value="1" calcext:value-type="float">
            <text:p>1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597473050907636" calcext:value-type="float">
            <text:p>0.0597473051</text:p>
          </table:table-cell>
          <table:table-cell/>
          <table:table-cell table:style-name="ce3" office:value-type="float" office:value="0.0597473050907636" calcext:value-type="float">
            <text:p>0.0597473051</text:p>
          </table:table-cell>
          <table:table-cell/>
          <table:table-cell table:formula="of:=[.D25]/[.F25]" office:value-type="float" office:value="1" calcext:value-type="float">
            <text:p>1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0597473050907636" calcext:value-type="float">
            <text:p>0.0597473051</text:p>
          </table:table-cell>
          <table:table-cell/>
          <table:table-cell table:style-name="ce4" table:formula="of:=[.F37]" office:value-type="float" office:value="0.0597473050907636" calcext:value-type="float">
            <text:p>0.0597473051</text:p>
          </table:table-cell>
          <table:table-cell/>
          <table:table-cell table:formula="of:=[.M25]/[.O25]" office:value-type="float" office:value="1" calcext:value-type="float">
            <text:p>1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263059758890408" calcext:value-type="float">
            <text:p>-0.0002630598</text:p>
          </table:table-cell>
          <table:table-cell/>
          <table:table-cell table:style-name="ce3" office:value-type="float" office:value="-0.000263059758890408" calcext:value-type="float">
            <text:p>-0.0002630598</text:p>
          </table:table-cell>
          <table:table-cell/>
          <table:table-cell table:formula="of:=[.D26]/[.F26]" office:value-type="float" office:value="1" calcext:value-type="float">
            <text:p>1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0.000263059758890408" calcext:value-type="float">
            <text:p>-0.0002630598</text:p>
          </table:table-cell>
          <table:table-cell/>
          <table:table-cell table:style-name="ce4" table:formula="of:=[.F38]" office:value-type="float" office:value="-0.000263059758890408" calcext:value-type="float">
            <text:p>-0.0002630598</text:p>
          </table:table-cell>
          <table:table-cell/>
          <table:table-cell table:formula="of:=[.M26]/[.O26]" office:value-type="float" office:value="1" calcext:value-type="float">
            <text:p>1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52.209191544363" calcext:value-type="float">
            <text:p>852.2091915444</text:p>
          </table:table-cell>
          <table:table-cell/>
          <table:table-cell table:style-name="ce3" office:value-type="float" office:value="852.209191544362" calcext:value-type="float">
            <text:p>852.2091915444</text:p>
          </table:table-cell>
          <table:table-cell/>
          <table:table-cell table:formula="of:=[.D33]/[.F33]" office:value-type="float" office:value="1" calcext:value-type="float">
            <text:p>1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52.209191544362" calcext:value-type="float">
            <text:p>852.2091915444</text:p>
          </table:table-cell>
          <table:table-cell/>
          <table:table-cell table:style-name="ce4" table:formula="of:=[.F21]" office:value-type="float" office:value="852.209191544363" calcext:value-type="float">
            <text:p>852.2091915444</text:p>
          </table:table-cell>
          <table:table-cell/>
          <table:table-cell table:formula="of:=[.M33]/[.O33]" office:value-type="float" office:value="0.999999999999999" calcext:value-type="float">
            <text:p>1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73.13624024357" calcext:value-type="float">
            <text:p>3073.1362402436</text:p>
          </table:table-cell>
          <table:table-cell/>
          <table:table-cell table:style-name="ce3" office:value-type="float" office:value="3073.13624024357" calcext:value-type="float">
            <text:p>3073.1362402436</text:p>
          </table:table-cell>
          <table:table-cell/>
          <table:table-cell table:formula="of:=[.D34]/[.F34]" office:value-type="float" office:value="1" calcext:value-type="float">
            <text:p>1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073.13624024357" calcext:value-type="float">
            <text:p>3073.1362402436</text:p>
          </table:table-cell>
          <table:table-cell/>
          <table:table-cell table:style-name="ce4" table:formula="of:=[.F22]" office:value-type="float" office:value="3073.13624024357" calcext:value-type="float">
            <text:p>3073.1362402436</text:p>
          </table:table-cell>
          <table:table-cell/>
          <table:table-cell table:formula="of:=[.M34]/[.O34]" office:value-type="float" office:value="1" calcext:value-type="float">
            <text:p>1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24.18488934077" calcext:value-type="float">
            <text:p>1224.1848893408</text:p>
          </table:table-cell>
          <table:table-cell/>
          <table:table-cell table:style-name="ce3" office:value-type="float" office:value="1224.18488934077" calcext:value-type="float">
            <text:p>1224.1848893408</text:p>
          </table:table-cell>
          <table:table-cell/>
          <table:table-cell table:formula="of:=[.D35]/[.F35]" office:value-type="float" office:value="1" calcext:value-type="float">
            <text:p>1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24.18488934077" calcext:value-type="float">
            <text:p>1224.1848893408</text:p>
          </table:table-cell>
          <table:table-cell/>
          <table:table-cell table:style-name="ce4" table:formula="of:=[.F23]" office:value-type="float" office:value="1224.18488934077" calcext:value-type="float">
            <text:p>1224.1848893408</text:p>
          </table:table-cell>
          <table:table-cell/>
          <table:table-cell table:formula="of:=[.M35]/[.O35]" office:value-type="float" office:value="1" calcext:value-type="float">
            <text:p>1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18006177251999" calcext:value-type="float">
            <text:p>-0.2180061773</text:p>
          </table:table-cell>
          <table:table-cell/>
          <table:table-cell table:style-name="ce3" office:value-type="float" office:value="-0.218006177251999" calcext:value-type="float">
            <text:p>-0.2180061773</text:p>
          </table:table-cell>
          <table:table-cell/>
          <table:table-cell table:formula="of:=[.D36]/[.F36]" office:value-type="float" office:value="1" calcext:value-type="float">
            <text:p>1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0.218006177251999" calcext:value-type="float">
            <text:p>-0.2180061773</text:p>
          </table:table-cell>
          <table:table-cell/>
          <table:table-cell table:style-name="ce4" table:formula="of:=[.F24]" office:value-type="float" office:value="-0.218006177251999" calcext:value-type="float">
            <text:p>-0.2180061773</text:p>
          </table:table-cell>
          <table:table-cell/>
          <table:table-cell table:formula="of:=[.M36]/[.O36]" office:value-type="float" office:value="1" calcext:value-type="float">
            <text:p>1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597473050907636" calcext:value-type="float">
            <text:p>0.0597473051</text:p>
          </table:table-cell>
          <table:table-cell/>
          <table:table-cell table:style-name="ce3" office:value-type="float" office:value="0.0597473050907636" calcext:value-type="float">
            <text:p>0.0597473051</text:p>
          </table:table-cell>
          <table:table-cell/>
          <table:table-cell table:formula="of:=[.D37]/[.F37]" office:value-type="float" office:value="1" calcext:value-type="float">
            <text:p>1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0597473050907636" calcext:value-type="float">
            <text:p>0.0597473051</text:p>
          </table:table-cell>
          <table:table-cell/>
          <table:table-cell table:style-name="ce4" table:formula="of:=[.F25]" office:value-type="float" office:value="0.0597473050907636" calcext:value-type="float">
            <text:p>0.0597473051</text:p>
          </table:table-cell>
          <table:table-cell/>
          <table:table-cell table:formula="of:=[.M37]/[.O37]" office:value-type="float" office:value="1" calcext:value-type="float">
            <text:p>1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263059758890408" calcext:value-type="float">
            <text:p>-0.0002630598</text:p>
          </table:table-cell>
          <table:table-cell/>
          <table:table-cell table:style-name="ce3" office:value-type="float" office:value="-0.000263059758890408" calcext:value-type="float">
            <text:p>-0.0002630598</text:p>
          </table:table-cell>
          <table:table-cell/>
          <table:table-cell table:formula="of:=[.D38]/[.F38]" office:value-type="float" office:value="1" calcext:value-type="float">
            <text:p>1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0.000263059758890408" calcext:value-type="float">
            <text:p>-0.0002630598</text:p>
          </table:table-cell>
          <table:table-cell/>
          <table:table-cell table:style-name="ce4" table:formula="of:=[.F26]" office:value-type="float" office:value="-0.000263059758890408" calcext:value-type="float">
            <text:p>-0.0002630598</text:p>
          </table:table-cell>
          <table:table-cell/>
          <table:table-cell table:formula="of:=[.M38]/[.O38]" office:value-type="float" office:value="1" calcext:value-type="float">
            <text:p>1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52.209191544363" calcext:value-type="float">
            <text:p>852.2091915444</text:p>
          </table:table-cell>
          <table:table-cell/>
          <table:table-cell table:style-name="ce3" office:value-type="float" office:value="852.209191544363" calcext:value-type="float">
            <text:p>852.2091915444</text:p>
          </table:table-cell>
          <table:table-cell/>
          <table:table-cell table:formula="of:=[.D45]/[.F45]" office:value-type="float" office:value="1" calcext:value-type="float">
            <text:p>1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852.209191544363" calcext:value-type="float">
            <text:p>852.2091915444</text:p>
          </table:table-cell>
          <table:table-cell/>
          <table:table-cell table:style-name="ce4" table:formula="of:=[.F45]" office:value-type="float" office:value="852.209191544363" calcext:value-type="float">
            <text:p>852.2091915444</text:p>
          </table:table-cell>
          <table:table-cell/>
          <table:table-cell table:formula="of:=[.M45]/[.O45]" office:value-type="float" office:value="1" calcext:value-type="float">
            <text:p>1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73.13624024357" calcext:value-type="float">
            <text:p>3073.1362402436</text:p>
          </table:table-cell>
          <table:table-cell/>
          <table:table-cell table:style-name="ce3" office:value-type="float" office:value="3073.13624024357" calcext:value-type="float">
            <text:p>3073.1362402436</text:p>
          </table:table-cell>
          <table:table-cell/>
          <table:table-cell table:formula="of:=[.D46]/[.F46]" office:value-type="float" office:value="1" calcext:value-type="float">
            <text:p>1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073.13624024357" calcext:value-type="float">
            <text:p>3073.1362402436</text:p>
          </table:table-cell>
          <table:table-cell/>
          <table:table-cell table:style-name="ce4" table:formula="of:=[.F46]" office:value-type="float" office:value="3073.13624024357" calcext:value-type="float">
            <text:p>3073.1362402436</text:p>
          </table:table-cell>
          <table:table-cell/>
          <table:table-cell table:formula="of:=[.M46]/[.O46]" office:value-type="float" office:value="1" calcext:value-type="float">
            <text:p>1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24.18488934077" calcext:value-type="float">
            <text:p>1224.1848893408</text:p>
          </table:table-cell>
          <table:table-cell/>
          <table:table-cell table:style-name="ce3" office:value-type="float" office:value="1224.18488934077" calcext:value-type="float">
            <text:p>1224.1848893408</text:p>
          </table:table-cell>
          <table:table-cell/>
          <table:table-cell table:formula="of:=[.D47]/[.F47]" office:value-type="float" office:value="1" calcext:value-type="float">
            <text:p>1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1224.18488934077" calcext:value-type="float">
            <text:p>1224.1848893408</text:p>
          </table:table-cell>
          <table:table-cell/>
          <table:table-cell table:style-name="ce4" table:formula="of:=[.F47]" office:value-type="float" office:value="1224.18488934077" calcext:value-type="float">
            <text:p>1224.1848893408</text:p>
          </table:table-cell>
          <table:table-cell/>
          <table:table-cell table:formula="of:=[.M47]/[.O47]" office:value-type="float" office:value="1" calcext:value-type="float">
            <text:p>1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18006177251999" calcext:value-type="float">
            <text:p>-0.2180061773</text:p>
          </table:table-cell>
          <table:table-cell/>
          <table:table-cell table:style-name="ce3" office:value-type="float" office:value="-0.218006177251999" calcext:value-type="float">
            <text:p>-0.2180061773</text:p>
          </table:table-cell>
          <table:table-cell/>
          <table:table-cell table:formula="of:=[.D48]/[.F48]" office:value-type="float" office:value="1" calcext:value-type="float">
            <text:p>1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218006177251999" calcext:value-type="float">
            <text:p>-0.2180061773</text:p>
          </table:table-cell>
          <table:table-cell/>
          <table:table-cell table:style-name="ce4" table:formula="of:=[.F48]" office:value-type="float" office:value="-0.218006177251999" calcext:value-type="float">
            <text:p>-0.2180061773</text:p>
          </table:table-cell>
          <table:table-cell/>
          <table:table-cell table:formula="of:=[.M48]/[.O48]" office:value-type="float" office:value="1" calcext:value-type="float">
            <text:p>1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597473050907636" calcext:value-type="float">
            <text:p>0.0597473051</text:p>
          </table:table-cell>
          <table:table-cell/>
          <table:table-cell table:style-name="ce3" office:value-type="float" office:value="0.0597473050907636" calcext:value-type="float">
            <text:p>0.0597473051</text:p>
          </table:table-cell>
          <table:table-cell/>
          <table:table-cell table:formula="of:=[.D49]/[.F49]" office:value-type="float" office:value="1" calcext:value-type="float">
            <text:p>1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0597473050907636" calcext:value-type="float">
            <text:p>0.0597473051</text:p>
          </table:table-cell>
          <table:table-cell/>
          <table:table-cell table:style-name="ce4" table:formula="of:=[.F49]" office:value-type="float" office:value="0.0597473050907636" calcext:value-type="float">
            <text:p>0.0597473051</text:p>
          </table:table-cell>
          <table:table-cell/>
          <table:table-cell table:formula="of:=[.M49]/[.O49]" office:value-type="float" office:value="1" calcext:value-type="float">
            <text:p>1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263059758890408" calcext:value-type="float">
            <text:p>-0.0002630598</text:p>
          </table:table-cell>
          <table:table-cell/>
          <table:table-cell table:style-name="ce3" office:value-type="float" office:value="-0.000263059758890408" calcext:value-type="float">
            <text:p>-0.0002630598</text:p>
          </table:table-cell>
          <table:table-cell/>
          <table:table-cell table:formula="of:=[.D50]/[.F50]" office:value-type="float" office:value="1" calcext:value-type="float">
            <text:p>1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0.000263059758890408" calcext:value-type="float">
            <text:p>-0.0002630598</text:p>
          </table:table-cell>
          <table:table-cell/>
          <table:table-cell table:style-name="ce4" table:formula="of:=[.F50]" office:value-type="float" office:value="-0.000263059758890408" calcext:value-type="float">
            <text:p>-0.0002630598</text:p>
          </table:table-cell>
          <table:table-cell/>
          <table:table-cell table:formula="of:=[.M50]/[.O50]" office:value-type="float" office:value="1" calcext:value-type="float">
            <text:p>1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52.209191544363" calcext:value-type="float">
            <text:p>852.2091915444</text:p>
          </table:table-cell>
          <table:table-cell/>
          <table:table-cell table:style-name="ce4" table:formula="of:=[.F33]" office:value-type="float" office:value="852.209191544362" calcext:value-type="float">
            <text:p>852.2091915444</text:p>
          </table:table-cell>
          <table:table-cell/>
          <table:table-cell table:formula="of:=[.M57]/[.O57]" office:value-type="float" office:value="1" calcext:value-type="float">
            <text:p>1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073.13624024357" calcext:value-type="float">
            <text:p>3073.1362402436</text:p>
          </table:table-cell>
          <table:table-cell/>
          <table:table-cell table:style-name="ce4" table:formula="of:=[.F34]" office:value-type="float" office:value="3073.13624024357" calcext:value-type="float">
            <text:p>3073.1362402436</text:p>
          </table:table-cell>
          <table:table-cell/>
          <table:table-cell table:formula="of:=[.M58]/[.O58]" office:value-type="float" office:value="1" calcext:value-type="float">
            <text:p>1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24.18488934077" calcext:value-type="float">
            <text:p>1224.1848893408</text:p>
          </table:table-cell>
          <table:table-cell/>
          <table:table-cell table:style-name="ce4" table:formula="of:=[.F35]" office:value-type="float" office:value="1224.18488934077" calcext:value-type="float">
            <text:p>1224.1848893408</text:p>
          </table:table-cell>
          <table:table-cell/>
          <table:table-cell table:formula="of:=[.M59]/[.O59]" office:value-type="float" office:value="1" calcext:value-type="float">
            <text:p>1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218006177251999" calcext:value-type="float">
            <text:p>-0.2180061773</text:p>
          </table:table-cell>
          <table:table-cell/>
          <table:table-cell table:style-name="ce4" table:formula="of:=[.F36]" office:value-type="float" office:value="-0.218006177251999" calcext:value-type="float">
            <text:p>-0.2180061773</text:p>
          </table:table-cell>
          <table:table-cell/>
          <table:table-cell table:formula="of:=[.M60]/[.O60]" office:value-type="float" office:value="1" calcext:value-type="float">
            <text:p>1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597473050907636" calcext:value-type="float">
            <text:p>0.0597473051</text:p>
          </table:table-cell>
          <table:table-cell/>
          <table:table-cell table:style-name="ce4" table:formula="of:=[.F37]" office:value-type="float" office:value="0.0597473050907636" calcext:value-type="float">
            <text:p>0.0597473051</text:p>
          </table:table-cell>
          <table:table-cell/>
          <table:table-cell table:formula="of:=[.M61]/[.O61]" office:value-type="float" office:value="1" calcext:value-type="float">
            <text:p>1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000263059758890408" calcext:value-type="float">
            <text:p>-0.0002630598</text:p>
          </table:table-cell>
          <table:table-cell/>
          <table:table-cell table:style-name="ce4" table:formula="of:=[.F38]" office:value-type="float" office:value="-0.000263059758890408" calcext:value-type="float">
            <text:p>-0.0002630598</text:p>
          </table:table-cell>
          <table:table-cell/>
          <table:table-cell table:formula="of:=[.M62]/[.O62]" office:value-type="float" office:value="1" calcext:value-type="float">
            <text:p>1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52.209191544363" calcext:value-type="float">
            <text:p>852.2091915444</text:p>
          </table:table-cell>
          <table:table-cell/>
          <table:table-cell table:style-name="ce4" table:formula="of:=[.F21]" office:value-type="float" office:value="852.209191544363" calcext:value-type="float">
            <text:p>852.2091915444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073.13624024357" calcext:value-type="float">
            <text:p>3073.1362402436</text:p>
          </table:table-cell>
          <table:table-cell/>
          <table:table-cell table:style-name="ce4" table:formula="of:=[.F22]" office:value-type="float" office:value="3073.13624024357" calcext:value-type="float">
            <text:p>3073.1362402436</text:p>
          </table:table-cell>
          <table:table-cell/>
          <table:table-cell table:formula="of:=[.M70]/[.O70]" office:value-type="float" office:value="1" calcext:value-type="float">
            <text:p>1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24.18488934077" calcext:value-type="float">
            <text:p>1224.1848893408</text:p>
          </table:table-cell>
          <table:table-cell/>
          <table:table-cell table:style-name="ce4" table:formula="of:=[.F23]" office:value-type="float" office:value="1224.18488934077" calcext:value-type="float">
            <text:p>1224.1848893408</text:p>
          </table:table-cell>
          <table:table-cell/>
          <table:table-cell table:formula="of:=[.M71]/[.O71]" office:value-type="float" office:value="1" calcext:value-type="float">
            <text:p>1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218006177251999" calcext:value-type="float">
            <text:p>-0.2180061773</text:p>
          </table:table-cell>
          <table:table-cell/>
          <table:table-cell table:style-name="ce4" table:formula="of:=[.F24]" office:value-type="float" office:value="-0.218006177251999" calcext:value-type="float">
            <text:p>-0.2180061773</text:p>
          </table:table-cell>
          <table:table-cell/>
          <table:table-cell table:formula="of:=[.M72]/[.O72]" office:value-type="float" office:value="1" calcext:value-type="float">
            <text:p>1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597473050907636" calcext:value-type="float">
            <text:p>0.0597473051</text:p>
          </table:table-cell>
          <table:table-cell/>
          <table:table-cell table:style-name="ce4" table:formula="of:=[.F25]" office:value-type="float" office:value="0.0597473050907636" calcext:value-type="float">
            <text:p>0.0597473051</text:p>
          </table:table-cell>
          <table:table-cell/>
          <table:table-cell table:formula="of:=[.M73]/[.O73]" office:value-type="float" office:value="1" calcext:value-type="float">
            <text:p>1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000263059758890408" calcext:value-type="float">
            <text:p>-0.0002630598</text:p>
          </table:table-cell>
          <table:table-cell/>
          <table:table-cell table:style-name="ce4" table:formula="of:=[.F26]" office:value-type="float" office:value="-0.000263059758890408" calcext:value-type="float">
            <text:p>-0.0002630598</text:p>
          </table:table-cell>
          <table:table-cell/>
          <table:table-cell table:formula="of:=[.M74]/[.O74]" office:value-type="float" office:value="1" calcext:value-type="float">
            <text:p>1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200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790.559523394615" calcext:value-type="float">
            <text:p>790.5595233946</text:p>
          </table:table-cell>
          <table:table-cell/>
          <table:table-cell table:style-name="ce3" office:value-type="float" office:value="790.559523394615" calcext:value-type="float">
            <text:p>790.5595233946</text:p>
          </table:table-cell>
          <table:table-cell/>
          <table:table-cell table:formula="of:=[.D9]/[.F9]" office:value-type="float" office:value="1" calcext:value-type="float">
            <text:p>1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790.559523394615" calcext:value-type="float">
            <text:p>790.5595233946</text:p>
          </table:table-cell>
          <table:table-cell/>
          <table:table-cell table:style-name="ce4" table:formula="of:=[.F21]" office:value-type="float" office:value="790.559523399899" calcext:value-type="float">
            <text:p>790.5595233999</text:p>
          </table:table-cell>
          <table:table-cell/>
          <table:table-cell table:formula="of:=[.M9]/[.O9]" office:value-type="float" office:value="0.999999999993316" calcext:value-type="float">
            <text:p>1</text:p>
          </table:table-cell>
          <table:table-cell table:formula="of:=[.M9]-[.O9]" office:value-type="float" office:value="-0.00000000528405053046299" calcext:value-type="float">
            <text:p>-5.28E-009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18.60304449046" calcext:value-type="float">
            <text:p>3018.6030444905</text:p>
          </table:table-cell>
          <table:table-cell/>
          <table:table-cell table:style-name="ce3" office:value-type="float" office:value="3018.60304449047" calcext:value-type="float">
            <text:p>3018.6030444905</text:p>
          </table:table-cell>
          <table:table-cell/>
          <table:table-cell table:formula="of:=[.D10]/[.F10]" office:value-type="float" office:value="0.999999999999997" calcext:value-type="float">
            <text:p>1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018.60304449047" calcext:value-type="float">
            <text:p>3018.6030444905</text:p>
          </table:table-cell>
          <table:table-cell/>
          <table:table-cell table:style-name="ce4" table:formula="of:=[.F22]" office:value-type="float" office:value="3018.60304450961" calcext:value-type="float">
            <text:p>3018.6030445096</text:p>
          </table:table-cell>
          <table:table-cell/>
          <table:table-cell table:formula="of:=[.M10]/[.O10]" office:value-type="float" office:value="0.999999999993659" calcext:value-type="float">
            <text:p>1</text:p>
          </table:table-cell>
          <table:table-cell table:formula="of:=[.M10]-[.O10]" office:value-type="float" office:value="-0.0000000191398612514604" calcext:value-type="float">
            <text:p>-1.91E-008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197.68867227239" calcext:value-type="float">
            <text:p>1197.6886722724</text:p>
          </table:table-cell>
          <table:table-cell/>
          <table:table-cell table:style-name="ce3" office:value-type="float" office:value="1197.6886722724" calcext:value-type="float">
            <text:p>1197.6886722724</text:p>
          </table:table-cell>
          <table:table-cell/>
          <table:table-cell table:formula="of:=[.D11]/[.F11]" office:value-type="float" office:value="0.999999999999992" calcext:value-type="float">
            <text:p>1</text:p>
          </table:table-cell>
          <table:table-cell table:formula="of:=[.D11]-[.F11]" office:value-type="float" office:value="-0.0000000000100044417195022" calcext:value-type="float">
            <text:p>-1.00044417195022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1197.6886722724" calcext:value-type="float">
            <text:p>1197.6886722724</text:p>
          </table:table-cell>
          <table:table-cell/>
          <table:table-cell table:style-name="ce4" table:formula="of:=[.F23]" office:value-type="float" office:value="1197.68867228002" calcext:value-type="float">
            <text:p>1197.68867228</text:p>
          </table:table-cell>
          <table:table-cell/>
          <table:table-cell table:formula="of:=[.M11]/[.O11]" office:value-type="float" office:value="0.999999999993638" calcext:value-type="float">
            <text:p>1</text:p>
          </table:table-cell>
          <table:table-cell table:formula="of:=[.M11]-[.O11]" office:value-type="float" office:value="-0.00000000761997398512904" calcext:value-type="float">
            <text:p>-7.62E-009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398811989573671" calcext:value-type="float">
            <text:p>-0.3988119896</text:p>
          </table:table-cell>
          <table:table-cell/>
          <table:table-cell table:style-name="ce3" office:value-type="float" office:value="-0.398811989573672" calcext:value-type="float">
            <text:p>-0.3988119896</text:p>
          </table:table-cell>
          <table:table-cell/>
          <table:table-cell table:formula="of:=[.D12]/[.F12]" office:value-type="float" office:value="0.999999999999997" calcext:value-type="float">
            <text:p>1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398811989573672" calcext:value-type="float">
            <text:p>-0.3988119896</text:p>
          </table:table-cell>
          <table:table-cell/>
          <table:table-cell table:style-name="ce4" table:formula="of:=[.F24]" office:value-type="float" office:value="-0.398811989576637" calcext:value-type="float">
            <text:p>-0.3988119896</text:p>
          </table:table-cell>
          <table:table-cell/>
          <table:table-cell table:formula="of:=[.M12]/[.O12]" office:value-type="float" office:value="0.999999999992565" calcext:value-type="float">
            <text:p>1</text:p>
          </table:table-cell>
          <table:table-cell table:formula="of:=[.M12]-[.O12]" office:value-type="float" office:value="0.00000000000296501712071517" calcext:value-type="float">
            <text:p>2.97E-01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0.61092831739485" calcext:value-type="float">
            <text:p>-0.6109283174</text:p>
          </table:table-cell>
          <table:table-cell/>
          <table:table-cell table:style-name="ce3" office:value-type="float" office:value="-0.610928317394859" calcext:value-type="float">
            <text:p>-0.6109283174</text:p>
          </table:table-cell>
          <table:table-cell/>
          <table:table-cell table:formula="of:=[.D13]/[.F13]" office:value-type="float" office:value="0.999999999999985" calcext:value-type="float">
            <text:p>1</text:p>
          </table:table-cell>
          <table:table-cell table:formula="of:=[.D13]-[.F13]" office:value-type="float" office:value="9.10382880192628E-015" calcext:value-type="float">
            <text:p>9.10382880192628E-01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0.610928317394859" calcext:value-type="float">
            <text:p>-0.6109283174</text:p>
          </table:table-cell>
          <table:table-cell/>
          <table:table-cell table:style-name="ce4" table:formula="of:=[.F25]" office:value-type="float" office:value="-0.61092831741255" calcext:value-type="float">
            <text:p>-0.6109283174</text:p>
          </table:table-cell>
          <table:table-cell/>
          <table:table-cell table:formula="of:=[.M13]/[.O13]" office:value-type="float" office:value="0.999999999971042" calcext:value-type="float">
            <text:p>1</text:p>
          </table:table-cell>
          <table:table-cell table:formula="of:=[.M13]-[.O13]" office:value-type="float" office:value="0.000000000017690959808192" calcext:value-type="float">
            <text:p>1.77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266895673259874" calcext:value-type="float">
            <text:p>-0.2668956733</text:p>
          </table:table-cell>
          <table:table-cell/>
          <table:table-cell table:style-name="ce3" office:value-type="float" office:value="-0.266895673259877" calcext:value-type="float">
            <text:p>-0.2668956733</text:p>
          </table:table-cell>
          <table:table-cell/>
          <table:table-cell table:formula="of:=[.D14]/[.F14]" office:value-type="float" office:value="0.999999999999989" calcext:value-type="float">
            <text:p>1</text:p>
          </table:table-cell>
          <table:table-cell table:formula="of:=[.D14]-[.F14]" office:value-type="float" office:value="2.99760216648792E-015" calcext:value-type="float">
            <text:p>2.99760216648792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0.266895673259877" calcext:value-type="float">
            <text:p>-0.2668956733</text:p>
          </table:table-cell>
          <table:table-cell/>
          <table:table-cell table:style-name="ce4" table:formula="of:=[.F26]" office:value-type="float" office:value="-0.266895673266726" calcext:value-type="float">
            <text:p>-0.2668956733</text:p>
          </table:table-cell>
          <table:table-cell/>
          <table:table-cell table:formula="of:=[.M14]/[.O14]" office:value-type="float" office:value="0.999999999974338" calcext:value-type="float">
            <text:p>1</text:p>
          </table:table-cell>
          <table:table-cell table:formula="of:=[.M14]-[.O14]" office:value-type="float" office:value="0.00000000000684902135006382" calcext:value-type="float">
            <text:p>6.85E-01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90.559523394615" calcext:value-type="float">
            <text:p>790.5595233946</text:p>
          </table:table-cell>
          <table:table-cell/>
          <table:table-cell table:style-name="ce3" office:value-type="float" office:value="790.559523399899" calcext:value-type="float">
            <text:p>790.5595233999</text:p>
          </table:table-cell>
          <table:table-cell/>
          <table:table-cell table:formula="of:=[.D21]/[.F21]" office:value-type="float" office:value="0.999999999993316" calcext:value-type="float">
            <text:p>1</text:p>
          </table:table-cell>
          <table:table-cell table:formula="of:=[.D21]-[.F21]" office:value-type="float" office:value="-0.00000000528405053046299" calcext:value-type="float">
            <text:p>-5.28405053046299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790.559523394615" calcext:value-type="float">
            <text:p>790.5595233946</text:p>
          </table:table-cell>
          <table:table-cell/>
          <table:table-cell table:style-name="ce4" table:formula="of:=[.F33]" office:value-type="float" office:value="790.559522645407" calcext:value-type="float">
            <text:p>790.5595226454</text:p>
          </table:table-cell>
          <table:table-cell/>
          <table:table-cell table:formula="of:=[.M21]/[.O21]" office:value-type="float" office:value="1.00000000094769" calcext:value-type="float">
            <text:p>1.0000000009</text:p>
          </table:table-cell>
          <table:table-cell table:formula="of:=[.M21]-[.O21]" office:value-type="float" office:value="0.000000749207970329735" calcext:value-type="float">
            <text:p>7.49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18.60304449046" calcext:value-type="float">
            <text:p>3018.6030444905</text:p>
          </table:table-cell>
          <table:table-cell/>
          <table:table-cell table:style-name="ce3" office:value-type="float" office:value="3018.60304450961" calcext:value-type="float">
            <text:p>3018.6030445096</text:p>
          </table:table-cell>
          <table:table-cell/>
          <table:table-cell table:formula="of:=[.D22]/[.F22]" office:value-type="float" office:value="0.999999999993656" calcext:value-type="float">
            <text:p>1</text:p>
          </table:table-cell>
          <table:table-cell table:formula="of:=[.D22]-[.F22]" office:value-type="float" office:value="-0.0000000191498656931799" calcext:value-type="float">
            <text:p>-1.91498656931799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018.60304449047" calcext:value-type="float">
            <text:p>3018.6030444905</text:p>
          </table:table-cell>
          <table:table-cell/>
          <table:table-cell table:style-name="ce4" table:formula="of:=[.F34]" office:value-type="float" office:value="3018.60304201778" calcext:value-type="float">
            <text:p>3018.6030420178</text:p>
          </table:table-cell>
          <table:table-cell/>
          <table:table-cell table:formula="of:=[.M22]/[.O22]" office:value-type="float" office:value="1.00000000081915" calcext:value-type="float">
            <text:p>1.0000000008</text:p>
          </table:table-cell>
          <table:table-cell table:formula="of:=[.M22]-[.O22]" office:value-type="float" office:value="0.0000024726900846872" calcext:value-type="float">
            <text:p>2.47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197.68867227239" calcext:value-type="float">
            <text:p>1197.6886722724</text:p>
          </table:table-cell>
          <table:table-cell/>
          <table:table-cell table:style-name="ce3" office:value-type="float" office:value="1197.68867228002" calcext:value-type="float">
            <text:p>1197.68867228</text:p>
          </table:table-cell>
          <table:table-cell/>
          <table:table-cell table:formula="of:=[.D23]/[.F23]" office:value-type="float" office:value="0.999999999993629" calcext:value-type="float">
            <text:p>1</text:p>
          </table:table-cell>
          <table:table-cell table:formula="of:=[.D23]-[.F23]" office:value-type="float" office:value="-0.00000000762997842684854" calcext:value-type="float">
            <text:p>-7.62997842684854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1197.6886722724" calcext:value-type="float">
            <text:p>1197.6886722724</text:p>
          </table:table-cell>
          <table:table-cell/>
          <table:table-cell table:style-name="ce4" table:formula="of:=[.F35]" office:value-type="float" office:value="1197.68867128088" calcext:value-type="float">
            <text:p>1197.6886712809</text:p>
          </table:table-cell>
          <table:table-cell/>
          <table:table-cell table:formula="of:=[.M23]/[.O23]" office:value-type="float" office:value="1.00000000082786" calcext:value-type="float">
            <text:p>1.0000000008</text:p>
          </table:table-cell>
          <table:table-cell table:formula="of:=[.M23]-[.O23]" office:value-type="float" office:value="0.00000099151998256275" calcext:value-type="float">
            <text:p>9.92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398811989573671" calcext:value-type="float">
            <text:p>-0.3988119896</text:p>
          </table:table-cell>
          <table:table-cell/>
          <table:table-cell table:style-name="ce3" office:value-type="float" office:value="-0.398811989576637" calcext:value-type="float">
            <text:p>-0.3988119896</text:p>
          </table:table-cell>
          <table:table-cell/>
          <table:table-cell table:formula="of:=[.D24]/[.F24]" office:value-type="float" office:value="0.999999999992563" calcext:value-type="float">
            <text:p>1</text:p>
          </table:table-cell>
          <table:table-cell table:formula="of:=[.D24]-[.F24]" office:value-type="float" office:value="0.00000000000296601632143734" calcext:value-type="float">
            <text:p>2.96601632143734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398811989573672" calcext:value-type="float">
            <text:p>-0.3988119896</text:p>
          </table:table-cell>
          <table:table-cell/>
          <table:table-cell table:style-name="ce4" table:formula="of:=[.F36]" office:value-type="float" office:value="-0.398811993484246" calcext:value-type="float">
            <text:p>-0.3988119935</text:p>
          </table:table-cell>
          <table:table-cell/>
          <table:table-cell table:formula="of:=[.M24]/[.O24]" office:value-type="float" office:value="0.999999990194442" calcext:value-type="float">
            <text:p>0.9999999902</text:p>
          </table:table-cell>
          <table:table-cell table:formula="of:=[.M24]-[.O24]" office:value-type="float" office:value="0.00000000391057397575167" calcext:value-type="float">
            <text:p>3.91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61092831739485" calcext:value-type="float">
            <text:p>-0.6109283174</text:p>
          </table:table-cell>
          <table:table-cell/>
          <table:table-cell table:style-name="ce3" office:value-type="float" office:value="-0.61092831741255" calcext:value-type="float">
            <text:p>-0.6109283174</text:p>
          </table:table-cell>
          <table:table-cell/>
          <table:table-cell table:formula="of:=[.D25]/[.F25]" office:value-type="float" office:value="0.999999999971028" calcext:value-type="float">
            <text:p>1</text:p>
          </table:table-cell>
          <table:table-cell table:formula="of:=[.D25]-[.F25]" office:value-type="float" office:value="0.0000000000177000636369939" calcext:value-type="float">
            <text:p>1.77000636369939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0.610928317394859" calcext:value-type="float">
            <text:p>-0.6109283174</text:p>
          </table:table-cell>
          <table:table-cell/>
          <table:table-cell table:style-name="ce4" table:formula="of:=[.F37]" office:value-type="float" office:value="-0.610928331963567" calcext:value-type="float">
            <text:p>-0.610928332</text:p>
          </table:table-cell>
          <table:table-cell/>
          <table:table-cell table:formula="of:=[.M25]/[.O25]" office:value-type="float" office:value="0.999999976153164" calcext:value-type="float">
            <text:p>0.9999999762</text:p>
          </table:table-cell>
          <table:table-cell table:formula="of:=[.M25]-[.O25]" office:value-type="float" office:value="0.0000000145687079067258" calcext:value-type="float">
            <text:p>1.46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266895673259874" calcext:value-type="float">
            <text:p>-0.2668956733</text:p>
          </table:table-cell>
          <table:table-cell/>
          <table:table-cell table:style-name="ce3" office:value-type="float" office:value="-0.266895673266726" calcext:value-type="float">
            <text:p>-0.2668956733</text:p>
          </table:table-cell>
          <table:table-cell/>
          <table:table-cell table:formula="of:=[.D26]/[.F26]" office:value-type="float" office:value="0.999999999974327" calcext:value-type="float">
            <text:p>1</text:p>
          </table:table-cell>
          <table:table-cell table:formula="of:=[.D26]-[.F26]" office:value-type="float" office:value="0.00000000000685201895223031" calcext:value-type="float">
            <text:p>6.85201895223031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0.266895673259877" calcext:value-type="float">
            <text:p>-0.2668956733</text:p>
          </table:table-cell>
          <table:table-cell/>
          <table:table-cell table:style-name="ce4" table:formula="of:=[.F38]" office:value-type="float" office:value="-0.266895679050046" calcext:value-type="float">
            <text:p>-0.2668956791</text:p>
          </table:table-cell>
          <table:table-cell/>
          <table:table-cell table:formula="of:=[.M26]/[.O26]" office:value-type="float" office:value="0.999999978305497" calcext:value-type="float">
            <text:p>0.9999999783</text:p>
          </table:table-cell>
          <table:table-cell table:formula="of:=[.M26]-[.O26]" office:value-type="float" office:value="0.00000000579016901092189" calcext:value-type="float">
            <text:p>5.79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90.559523394615" calcext:value-type="float">
            <text:p>790.5595233946</text:p>
          </table:table-cell>
          <table:table-cell/>
          <table:table-cell table:style-name="ce3" office:value-type="float" office:value="790.559522645407" calcext:value-type="float">
            <text:p>790.5595226454</text:p>
          </table:table-cell>
          <table:table-cell/>
          <table:table-cell table:formula="of:=[.D33]/[.F33]" office:value-type="float" office:value="1.00000000094769" calcext:value-type="float">
            <text:p>1.0000000009</text:p>
          </table:table-cell>
          <table:table-cell table:formula="of:=[.D33]-[.F33]" office:value-type="float" office:value="0.000000749207970329735" calcext:value-type="float">
            <text:p>7.49207970329735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790.559522645407" calcext:value-type="float">
            <text:p>790.5595226454</text:p>
          </table:table-cell>
          <table:table-cell/>
          <table:table-cell table:style-name="ce4" table:formula="of:=[.F21]" office:value-type="float" office:value="790.559523399899" calcext:value-type="float">
            <text:p>790.5595233999</text:p>
          </table:table-cell>
          <table:table-cell/>
          <table:table-cell table:formula="of:=[.M33]/[.O33]" office:value-type="float" office:value="0.999999999045623" calcext:value-type="float">
            <text:p>0.999999999</text:p>
          </table:table-cell>
          <table:table-cell table:formula="of:=[.M33]-[.O33]" office:value-type="float" office:value="-0.000000754492020860198" calcext:value-type="float">
            <text:p>-7.54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18.60304449046" calcext:value-type="float">
            <text:p>3018.6030444905</text:p>
          </table:table-cell>
          <table:table-cell/>
          <table:table-cell table:style-name="ce3" office:value-type="float" office:value="3018.60304201778" calcext:value-type="float">
            <text:p>3018.6030420178</text:p>
          </table:table-cell>
          <table:table-cell/>
          <table:table-cell table:formula="of:=[.D34]/[.F34]" office:value-type="float" office:value="1.00000000081915" calcext:value-type="float">
            <text:p>1.0000000008</text:p>
          </table:table-cell>
          <table:table-cell table:formula="of:=[.D34]-[.F34]" office:value-type="float" office:value="0.00000247268008024548" calcext:value-type="float">
            <text:p>2.47268008024548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018.60304201778" calcext:value-type="float">
            <text:p>3018.6030420178</text:p>
          </table:table-cell>
          <table:table-cell/>
          <table:table-cell table:style-name="ce4" table:formula="of:=[.F22]" office:value-type="float" office:value="3018.60304450961" calcext:value-type="float">
            <text:p>3018.6030445096</text:p>
          </table:table-cell>
          <table:table-cell/>
          <table:table-cell table:formula="of:=[.M34]/[.O34]" office:value-type="float" office:value="0.999999999174509" calcext:value-type="float">
            <text:p>0.9999999992</text:p>
          </table:table-cell>
          <table:table-cell table:formula="of:=[.M34]-[.O34]" office:value-type="float" office:value="-0.00000249182994593866" calcext:value-type="float">
            <text:p>-2.49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197.68867227239" calcext:value-type="float">
            <text:p>1197.6886722724</text:p>
          </table:table-cell>
          <table:table-cell/>
          <table:table-cell table:style-name="ce3" office:value-type="float" office:value="1197.68867128088" calcext:value-type="float">
            <text:p>1197.6886712809</text:p>
          </table:table-cell>
          <table:table-cell/>
          <table:table-cell table:formula="of:=[.D35]/[.F35]" office:value-type="float" office:value="1.00000000082785" calcext:value-type="float">
            <text:p>1.0000000008</text:p>
          </table:table-cell>
          <table:table-cell table:formula="of:=[.D35]-[.F35]" office:value-type="float" office:value="0.00000099150997812103" calcext:value-type="float">
            <text:p>9.9150997812103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197.68867128088" calcext:value-type="float">
            <text:p>1197.6886712809</text:p>
          </table:table-cell>
          <table:table-cell/>
          <table:table-cell table:style-name="ce4" table:formula="of:=[.F23]" office:value-type="float" office:value="1197.68867228002" calcext:value-type="float">
            <text:p>1197.68867228</text:p>
          </table:table-cell>
          <table:table-cell/>
          <table:table-cell table:formula="of:=[.M35]/[.O35]" office:value-type="float" office:value="0.999999999165776" calcext:value-type="float">
            <text:p>0.9999999992</text:p>
          </table:table-cell>
          <table:table-cell table:formula="of:=[.M35]-[.O35]" office:value-type="float" office:value="-0.000000999139956547879" calcext:value-type="float">
            <text:p>-9.99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398811989573671" calcext:value-type="float">
            <text:p>-0.3988119896</text:p>
          </table:table-cell>
          <table:table-cell/>
          <table:table-cell table:style-name="ce3" office:value-type="float" office:value="-0.398811993484246" calcext:value-type="float">
            <text:p>-0.3988119935</text:p>
          </table:table-cell>
          <table:table-cell/>
          <table:table-cell table:formula="of:=[.D36]/[.F36]" office:value-type="float" office:value="0.99999999019444" calcext:value-type="float">
            <text:p>0.9999999902</text:p>
          </table:table-cell>
          <table:table-cell table:formula="of:=[.D36]-[.F36]" office:value-type="float" office:value="0.0000000039105749749524" calcext:value-type="float">
            <text:p>3.9105749749524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0.398811993484246" calcext:value-type="float">
            <text:p>-0.3988119935</text:p>
          </table:table-cell>
          <table:table-cell/>
          <table:table-cell table:style-name="ce4" table:formula="of:=[.F24]" office:value-type="float" office:value="-0.398811989576637" calcext:value-type="float">
            <text:p>-0.3988119896</text:p>
          </table:table-cell>
          <table:table-cell/>
          <table:table-cell table:formula="of:=[.M36]/[.O36]" office:value-type="float" office:value="1.00000000979812" calcext:value-type="float">
            <text:p>1.0000000098</text:p>
          </table:table-cell>
          <table:table-cell table:formula="of:=[.M36]-[.O36]" office:value-type="float" office:value="-0.00000000390760895863096" calcext:value-type="float">
            <text:p>-3.91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61092831739485" calcext:value-type="float">
            <text:p>-0.6109283174</text:p>
          </table:table-cell>
          <table:table-cell/>
          <table:table-cell table:style-name="ce3" office:value-type="float" office:value="-0.610928331963567" calcext:value-type="float">
            <text:p>-0.610928332</text:p>
          </table:table-cell>
          <table:table-cell/>
          <table:table-cell table:formula="of:=[.D37]/[.F37]" office:value-type="float" office:value="0.999999976153149" calcext:value-type="float">
            <text:p>0.9999999762</text:p>
          </table:table-cell>
          <table:table-cell table:formula="of:=[.D37]-[.F37]" office:value-type="float" office:value="0.0000000145687170105546" calcext:value-type="float">
            <text:p>1.45687170105546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-0.610928331963567" calcext:value-type="float">
            <text:p>-0.610928332</text:p>
          </table:table-cell>
          <table:table-cell/>
          <table:table-cell table:style-name="ce4" table:formula="of:=[.F25]" office:value-type="float" office:value="-0.61092831741255" calcext:value-type="float">
            <text:p>-0.6109283174</text:p>
          </table:table-cell>
          <table:table-cell/>
          <table:table-cell table:formula="of:=[.M37]/[.O37]" office:value-type="float" office:value="1.00000002381788" calcext:value-type="float">
            <text:p>1.0000000238</text:p>
          </table:table-cell>
          <table:table-cell table:formula="of:=[.M37]-[.O37]" office:value-type="float" office:value="-0.0000000145510169469176" calcext:value-type="float">
            <text:p>-1.46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266895673259874" calcext:value-type="float">
            <text:p>-0.2668956733</text:p>
          </table:table-cell>
          <table:table-cell/>
          <table:table-cell table:style-name="ce3" office:value-type="float" office:value="-0.266895679050046" calcext:value-type="float">
            <text:p>-0.2668956791</text:p>
          </table:table-cell>
          <table:table-cell/>
          <table:table-cell table:formula="of:=[.D38]/[.F38]" office:value-type="float" office:value="0.999999978305486" calcext:value-type="float">
            <text:p>0.9999999783</text:p>
          </table:table-cell>
          <table:table-cell table:formula="of:=[.D38]-[.F38]" office:value-type="float" office:value="0.00000000579017200852405" calcext:value-type="float">
            <text:p>5.79017200852405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0.266895679050046" calcext:value-type="float">
            <text:p>-0.2668956791</text:p>
          </table:table-cell>
          <table:table-cell/>
          <table:table-cell table:style-name="ce4" table:formula="of:=[.F26]" office:value-type="float" office:value="-0.266895673266726" calcext:value-type="float">
            <text:p>-0.2668956733</text:p>
          </table:table-cell>
          <table:table-cell/>
          <table:table-cell table:formula="of:=[.M38]/[.O38]" office:value-type="float" office:value="1.00000002166884" calcext:value-type="float">
            <text:p>1.0000000217</text:p>
          </table:table-cell>
          <table:table-cell table:formula="of:=[.M38]-[.O38]" office:value-type="float" office:value="-0.00000000578331998957182" calcext:value-type="float">
            <text:p>-5.78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90.559523394615" calcext:value-type="float">
            <text:p>790.5595233946</text:p>
          </table:table-cell>
          <table:table-cell/>
          <table:table-cell table:style-name="ce3" office:value-type="float" office:value="790.559523394786" calcext:value-type="float">
            <text:p>790.5595233948</text:p>
          </table:table-cell>
          <table:table-cell/>
          <table:table-cell table:formula="of:=[.D45]/[.F45]" office:value-type="float" office:value="0.999999999999784" calcext:value-type="float">
            <text:p>1</text:p>
          </table:table-cell>
          <table:table-cell table:formula="of:=[.D45]-[.F45]" office:value-type="float" office:value="-0.000000000170985003933311" calcext:value-type="float">
            <text:p>-1.70985003933311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790.559523394615" calcext:value-type="float">
            <text:p>790.5595233946</text:p>
          </table:table-cell>
          <table:table-cell/>
          <table:table-cell table:style-name="ce4" table:formula="of:=[.F45]" office:value-type="float" office:value="790.559523394786" calcext:value-type="float">
            <text:p>790.5595233948</text:p>
          </table:table-cell>
          <table:table-cell/>
          <table:table-cell table:formula="of:=[.M45]/[.O45]" office:value-type="float" office:value="0.999999999999784" calcext:value-type="float">
            <text:p>1</text:p>
          </table:table-cell>
          <table:table-cell table:formula="of:=[.M45]-[.O45]" office:value-type="float" office:value="-0.000000000170985003933311" calcext:value-type="float">
            <text:p>-1.71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18.60304449046" calcext:value-type="float">
            <text:p>3018.6030444905</text:p>
          </table:table-cell>
          <table:table-cell/>
          <table:table-cell table:style-name="ce3" office:value-type="float" office:value="3018.60304449085" calcext:value-type="float">
            <text:p>3018.6030444909</text:p>
          </table:table-cell>
          <table:table-cell/>
          <table:table-cell table:formula="of:=[.D46]/[.F46]" office:value-type="float" office:value="0.999999999999871" calcext:value-type="float">
            <text:p>1</text:p>
          </table:table-cell>
          <table:table-cell table:formula="of:=[.D46]-[.F46]" office:value-type="float" office:value="-0.000000000390173227060586" calcext:value-type="float">
            <text:p>-3.90173227060586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018.60304449047" calcext:value-type="float">
            <text:p>3018.6030444905</text:p>
          </table:table-cell>
          <table:table-cell/>
          <table:table-cell table:style-name="ce4" table:formula="of:=[.F46]" office:value-type="float" office:value="3018.60304449085" calcext:value-type="float">
            <text:p>3018.6030444909</text:p>
          </table:table-cell>
          <table:table-cell/>
          <table:table-cell table:formula="of:=[.M46]/[.O46]" office:value-type="float" office:value="0.999999999999874" calcext:value-type="float">
            <text:p>1</text:p>
          </table:table-cell>
          <table:table-cell table:formula="of:=[.M46]-[.O46]" office:value-type="float" office:value="-0.000000000380168785341084" calcext:value-type="float">
            <text:p>-3.8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197.68867227239" calcext:value-type="float">
            <text:p>1197.6886722724</text:p>
          </table:table-cell>
          <table:table-cell/>
          <table:table-cell table:style-name="ce3" office:value-type="float" office:value="1197.68867227255" calcext:value-type="float">
            <text:p>1197.6886722726</text:p>
          </table:table-cell>
          <table:table-cell/>
          <table:table-cell table:formula="of:=[.D47]/[.F47]" office:value-type="float" office:value="0.999999999999866" calcext:value-type="float">
            <text:p>1</text:p>
          </table:table-cell>
          <table:table-cell table:formula="of:=[.D47]-[.F47]" office:value-type="float" office:value="-0.000000000160071067512035" calcext:value-type="float">
            <text:p>-1.60071067512035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1197.6886722724" calcext:value-type="float">
            <text:p>1197.6886722724</text:p>
          </table:table-cell>
          <table:table-cell/>
          <table:table-cell table:style-name="ce4" table:formula="of:=[.F47]" office:value-type="float" office:value="1197.68867227255" calcext:value-type="float">
            <text:p>1197.6886722726</text:p>
          </table:table-cell>
          <table:table-cell/>
          <table:table-cell table:formula="of:=[.M47]/[.O47]" office:value-type="float" office:value="0.999999999999875" calcext:value-type="float">
            <text:p>1</text:p>
          </table:table-cell>
          <table:table-cell table:formula="of:=[.M47]-[.O47]" office:value-type="float" office:value="-0.000000000150066625792533" calcext:value-type="float">
            <text:p>-1.5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398811989573671" calcext:value-type="float">
            <text:p>-0.3988119896</text:p>
          </table:table-cell>
          <table:table-cell/>
          <table:table-cell table:style-name="ce3" office:value-type="float" office:value="-0.398811989573311" calcext:value-type="float">
            <text:p>-0.3988119896</text:p>
          </table:table-cell>
          <table:table-cell/>
          <table:table-cell table:formula="of:=[.D48]/[.F48]" office:value-type="float" office:value="1.0000000000009" calcext:value-type="float">
            <text:p>1</text:p>
          </table:table-cell>
          <table:table-cell table:formula="of:=[.D48]-[.F48]" office:value-type="float" office:value="-0.000000000000359989815734707" calcext:value-type="float">
            <text:p>-3.59989815734707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398811989573672" calcext:value-type="float">
            <text:p>-0.3988119896</text:p>
          </table:table-cell>
          <table:table-cell/>
          <table:table-cell table:style-name="ce4" table:formula="of:=[.F48]" office:value-type="float" office:value="-0.398811989573311" calcext:value-type="float">
            <text:p>-0.3988119896</text:p>
          </table:table-cell>
          <table:table-cell/>
          <table:table-cell table:formula="of:=[.M48]/[.O48]" office:value-type="float" office:value="1.00000000000091" calcext:value-type="float">
            <text:p>1</text:p>
          </table:table-cell>
          <table:table-cell table:formula="of:=[.M48]-[.O48]" office:value-type="float" office:value="-0.00000000000036098901645687" calcext:value-type="float">
            <text:p>-3.61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61092831739485" calcext:value-type="float">
            <text:p>-0.6109283174</text:p>
          </table:table-cell>
          <table:table-cell/>
          <table:table-cell table:style-name="ce3" office:value-type="float" office:value="-0.610928317393704" calcext:value-type="float">
            <text:p>-0.6109283174</text:p>
          </table:table-cell>
          <table:table-cell/>
          <table:table-cell table:formula="of:=[.D49]/[.F49]" office:value-type="float" office:value="1.00000000000188" calcext:value-type="float">
            <text:p>1</text:p>
          </table:table-cell>
          <table:table-cell table:formula="of:=[.D49]-[.F49]" office:value-type="float" office:value="-0.00000000000114597220601809" calcext:value-type="float">
            <text:p>-1.14597220601809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0.610928317394859" calcext:value-type="float">
            <text:p>-0.6109283174</text:p>
          </table:table-cell>
          <table:table-cell/>
          <table:table-cell table:style-name="ce4" table:formula="of:=[.F49]" office:value-type="float" office:value="-0.610928317393704" calcext:value-type="float">
            <text:p>-0.6109283174</text:p>
          </table:table-cell>
          <table:table-cell/>
          <table:table-cell table:formula="of:=[.M49]/[.O49]" office:value-type="float" office:value="1.00000000000189" calcext:value-type="float">
            <text:p>1</text:p>
          </table:table-cell>
          <table:table-cell table:formula="of:=[.M49]-[.O49]" office:value-type="float" office:value="-0.00000000000115507603482001" calcext:value-type="float">
            <text:p>-1.16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266895673259874" calcext:value-type="float">
            <text:p>-0.2668956733</text:p>
          </table:table-cell>
          <table:table-cell/>
          <table:table-cell table:style-name="ce3" office:value-type="float" office:value="-0.266895673259413" calcext:value-type="float">
            <text:p>-0.2668956733</text:p>
          </table:table-cell>
          <table:table-cell/>
          <table:table-cell table:formula="of:=[.D50]/[.F50]" office:value-type="float" office:value="1.00000000000173" calcext:value-type="float">
            <text:p>1</text:p>
          </table:table-cell>
          <table:table-cell table:formula="of:=[.D50]-[.F50]" office:value-type="float" office:value="-0.000000000000460964599824365" calcext:value-type="float">
            <text:p>-4.60964599824365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0.266895673259877" calcext:value-type="float">
            <text:p>-0.2668956733</text:p>
          </table:table-cell>
          <table:table-cell/>
          <table:table-cell table:style-name="ce4" table:formula="of:=[.F50]" office:value-type="float" office:value="-0.266895673259413" calcext:value-type="float">
            <text:p>-0.2668956733</text:p>
          </table:table-cell>
          <table:table-cell/>
          <table:table-cell table:formula="of:=[.M50]/[.O50]" office:value-type="float" office:value="1.00000000000174" calcext:value-type="float">
            <text:p>1</text:p>
          </table:table-cell>
          <table:table-cell table:formula="of:=[.M50]-[.O50]" office:value-type="float" office:value="-0.000000000000463962201990853" calcext:value-type="float">
            <text:p>-4.64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790.559523394786" calcext:value-type="float">
            <text:p>790.5595233948</text:p>
          </table:table-cell>
          <table:table-cell/>
          <table:table-cell table:style-name="ce4" table:formula="of:=[.F33]" office:value-type="float" office:value="790.559522645407" calcext:value-type="float">
            <text:p>790.5595226454</text:p>
          </table:table-cell>
          <table:table-cell/>
          <table:table-cell table:formula="of:=[.M57]/[.O57]" office:value-type="float" office:value="1.00000000094791" calcext:value-type="float">
            <text:p>1.0000000009</text:p>
          </table:table-cell>
          <table:table-cell table:formula="of:=[.M57]-[.O57]" office:value-type="float" office:value="0.000000749378955333668" calcext:value-type="float">
            <text:p>7.49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018.60304449085" calcext:value-type="float">
            <text:p>3018.6030444909</text:p>
          </table:table-cell>
          <table:table-cell/>
          <table:table-cell table:style-name="ce4" table:formula="of:=[.F34]" office:value-type="float" office:value="3018.60304201778" calcext:value-type="float">
            <text:p>3018.6030420178</text:p>
          </table:table-cell>
          <table:table-cell/>
          <table:table-cell table:formula="of:=[.M58]/[.O58]" office:value-type="float" office:value="1.00000000081928" calcext:value-type="float">
            <text:p>1.0000000008</text:p>
          </table:table-cell>
          <table:table-cell table:formula="of:=[.M58]-[.O58]" office:value-type="float" office:value="0.00000247307025347254" calcext:value-type="float">
            <text:p>2.47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197.68867227255" calcext:value-type="float">
            <text:p>1197.6886722726</text:p>
          </table:table-cell>
          <table:table-cell/>
          <table:table-cell table:style-name="ce4" table:formula="of:=[.F35]" office:value-type="float" office:value="1197.68867128088" calcext:value-type="float">
            <text:p>1197.6886712809</text:p>
          </table:table-cell>
          <table:table-cell/>
          <table:table-cell table:formula="of:=[.M59]/[.O59]" office:value-type="float" office:value="1.00000000082799" calcext:value-type="float">
            <text:p>1.0000000008</text:p>
          </table:table-cell>
          <table:table-cell table:formula="of:=[.M59]-[.O59]" office:value-type="float" office:value="0.000000991670049188542" calcext:value-type="float">
            <text:p>9.92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398811989573311" calcext:value-type="float">
            <text:p>-0.3988119896</text:p>
          </table:table-cell>
          <table:table-cell/>
          <table:table-cell table:style-name="ce4" table:formula="of:=[.F36]" office:value-type="float" office:value="-0.398811993484246" calcext:value-type="float">
            <text:p>-0.3988119935</text:p>
          </table:table-cell>
          <table:table-cell/>
          <table:table-cell table:formula="of:=[.M60]/[.O60]" office:value-type="float" office:value="0.999999990193537" calcext:value-type="float">
            <text:p>0.9999999902</text:p>
          </table:table-cell>
          <table:table-cell table:formula="of:=[.M60]-[.O60]" office:value-type="float" office:value="0.00000000391093496476813" calcext:value-type="float">
            <text:p>3.91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0.610928317393704" calcext:value-type="float">
            <text:p>-0.6109283174</text:p>
          </table:table-cell>
          <table:table-cell/>
          <table:table-cell table:style-name="ce4" table:formula="of:=[.F37]" office:value-type="float" office:value="-0.610928331963567" calcext:value-type="float">
            <text:p>-0.610928332</text:p>
          </table:table-cell>
          <table:table-cell/>
          <table:table-cell table:formula="of:=[.M61]/[.O61]" office:value-type="float" office:value="0.999999976151273" calcext:value-type="float">
            <text:p>0.9999999762</text:p>
          </table:table-cell>
          <table:table-cell table:formula="of:=[.M61]-[.O61]" office:value-type="float" office:value="0.0000000145698629827606" calcext:value-type="float">
            <text:p>1.4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266895673259413" calcext:value-type="float">
            <text:p>-0.2668956733</text:p>
          </table:table-cell>
          <table:table-cell/>
          <table:table-cell table:style-name="ce4" table:formula="of:=[.F38]" office:value-type="float" office:value="-0.266895679050046" calcext:value-type="float">
            <text:p>-0.2668956791</text:p>
          </table:table-cell>
          <table:table-cell/>
          <table:table-cell table:formula="of:=[.M62]/[.O62]" office:value-type="float" office:value="0.999999978303759" calcext:value-type="float">
            <text:p>0.9999999783</text:p>
          </table:table-cell>
          <table:table-cell table:formula="of:=[.M62]-[.O62]" office:value-type="float" office:value="0.00000000579063297312388" calcext:value-type="float">
            <text:p>5.79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790.559523394786" calcext:value-type="float">
            <text:p>790.5595233948</text:p>
          </table:table-cell>
          <table:table-cell/>
          <table:table-cell table:style-name="ce4" table:formula="of:=[.F21]" office:value-type="float" office:value="790.559523399899" calcext:value-type="float">
            <text:p>790.5595233999</text:p>
          </table:table-cell>
          <table:table-cell/>
          <table:table-cell table:formula="of:=[.M69]/[.O69]" office:value-type="float" office:value="0.999999999993532" calcext:value-type="float">
            <text:p>1</text:p>
          </table:table-cell>
          <table:table-cell table:formula="of:=[.M69]-[.O69]" office:value-type="float" office:value="-0.00000000511306552652968" calcext:value-type="float">
            <text:p>-5.11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018.60304449085" calcext:value-type="float">
            <text:p>3018.6030444909</text:p>
          </table:table-cell>
          <table:table-cell/>
          <table:table-cell table:style-name="ce4" table:formula="of:=[.F22]" office:value-type="float" office:value="3018.60304450961" calcext:value-type="float">
            <text:p>3018.6030445096</text:p>
          </table:table-cell>
          <table:table-cell/>
          <table:table-cell table:formula="of:=[.M70]/[.O70]" office:value-type="float" office:value="0.999999999993785" calcext:value-type="float">
            <text:p>1</text:p>
          </table:table-cell>
          <table:table-cell table:formula="of:=[.M70]-[.O70]" office:value-type="float" office:value="-0.0000000187596924661193" calcext:value-type="float">
            <text:p>-1.88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197.68867227255" calcext:value-type="float">
            <text:p>1197.6886722726</text:p>
          </table:table-cell>
          <table:table-cell/>
          <table:table-cell table:style-name="ce4" table:formula="of:=[.F23]" office:value-type="float" office:value="1197.68867228002" calcext:value-type="float">
            <text:p>1197.68867228</text:p>
          </table:table-cell>
          <table:table-cell/>
          <table:table-cell table:formula="of:=[.M71]/[.O71]" office:value-type="float" office:value="0.999999999993763" calcext:value-type="float">
            <text:p>1</text:p>
          </table:table-cell>
          <table:table-cell table:formula="of:=[.M71]-[.O71]" office:value-type="float" office:value="-0.0000000074699073593365" calcext:value-type="float">
            <text:p>-7.47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398811989573311" calcext:value-type="float">
            <text:p>-0.3988119896</text:p>
          </table:table-cell>
          <table:table-cell/>
          <table:table-cell table:style-name="ce4" table:formula="of:=[.F24]" office:value-type="float" office:value="-0.398811989576637" calcext:value-type="float">
            <text:p>-0.3988119896</text:p>
          </table:table-cell>
          <table:table-cell/>
          <table:table-cell table:formula="of:=[.M72]/[.O72]" office:value-type="float" office:value="0.99999999999166" calcext:value-type="float">
            <text:p>1</text:p>
          </table:table-cell>
          <table:table-cell table:formula="of:=[.M72]-[.O72]" office:value-type="float" office:value="0.00000000000332600613717204" calcext:value-type="float">
            <text:p>3.33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0.610928317393704" calcext:value-type="float">
            <text:p>-0.6109283174</text:p>
          </table:table-cell>
          <table:table-cell/>
          <table:table-cell table:style-name="ce4" table:formula="of:=[.F25]" office:value-type="float" office:value="-0.61092831741255" calcext:value-type="float">
            <text:p>-0.6109283174</text:p>
          </table:table-cell>
          <table:table-cell/>
          <table:table-cell table:formula="of:=[.M73]/[.O73]" office:value-type="float" office:value="0.999999999969152" calcext:value-type="float">
            <text:p>1</text:p>
          </table:table-cell>
          <table:table-cell table:formula="of:=[.M73]-[.O73]" office:value-type="float" office:value="0.000000000018846035843012" calcext:value-type="float">
            <text:p>1.88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266895673259413" calcext:value-type="float">
            <text:p>-0.2668956733</text:p>
          </table:table-cell>
          <table:table-cell/>
          <table:table-cell table:style-name="ce4" table:formula="of:=[.F26]" office:value-type="float" office:value="-0.266895673266726" calcext:value-type="float">
            <text:p>-0.2668956733</text:p>
          </table:table-cell>
          <table:table-cell/>
          <table:table-cell table:formula="of:=[.M74]/[.O74]" office:value-type="float" office:value="0.9999999999726" calcext:value-type="float">
            <text:p>1</text:p>
          </table:table-cell>
          <table:table-cell table:formula="of:=[.M74]-[.O74]" office:value-type="float" office:value="0.00000000000731298355205468" calcext:value-type="float">
            <text:p>7.31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4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790.559523394615" calcext:value-type="float">
            <text:p>790.5595233946</text:p>
          </table:table-cell>
          <table:table-cell/>
          <table:table-cell table:style-name="ce4" table:formula="of:=['After 200 sec tol. 1e-8'.F9]" office:value-type="float" office:value="790.559523394615" calcext:value-type="float">
            <text:p>790.5595233946</text:p>
          </table:table-cell>
          <table:table-cell/>
          <table:table-cell table:formula="of:=[.D9]/[.F9]" office:value-type="float" office:value="1" calcext:value-type="float">
            <text:p>1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790.559523394615" calcext:value-type="float">
            <text:p>790.5595233946</text:p>
          </table:table-cell>
          <table:table-cell/>
          <table:table-cell table:style-name="ce4" table:formula="of:=[.F21]" office:value-type="float" office:value="790.559523394617" calcext:value-type="float">
            <text:p>790.5595233946</text:p>
          </table:table-cell>
          <table:table-cell/>
          <table:table-cell table:formula="of:=[.M9]/[.O9]" office:value-type="float" office:value="0.999999999999997" calcext:value-type="float">
            <text:p>1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18.60304449046" calcext:value-type="float">
            <text:p>3018.6030444905</text:p>
          </table:table-cell>
          <table:table-cell/>
          <table:table-cell table:style-name="ce4" table:formula="of:=['After 200 sec tol. 1e-8'.F10]" office:value-type="float" office:value="3018.60304449047" calcext:value-type="float">
            <text:p>3018.6030444905</text:p>
          </table:table-cell>
          <table:table-cell/>
          <table:table-cell table:formula="of:=[.D10]/[.F10]" office:value-type="float" office:value="0.999999999999997" calcext:value-type="float">
            <text:p>1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018.60304449047" calcext:value-type="float">
            <text:p>3018.6030444905</text:p>
          </table:table-cell>
          <table:table-cell/>
          <table:table-cell table:style-name="ce4" table:formula="of:=[.F22]" office:value-type="float" office:value="3018.60304449047" calcext:value-type="float">
            <text:p>3018.6030444905</text:p>
          </table:table-cell>
          <table:table-cell/>
          <table:table-cell table:formula="of:=[.M10]/[.O10]" office:value-type="float" office:value="1" calcext:value-type="float">
            <text:p>1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197.68867227239" calcext:value-type="float">
            <text:p>1197.6886722724</text:p>
          </table:table-cell>
          <table:table-cell/>
          <table:table-cell table:style-name="ce4" table:formula="of:=['After 200 sec tol. 1e-8'.F11]" office:value-type="float" office:value="1197.6886722724" calcext:value-type="float">
            <text:p>1197.6886722724</text:p>
          </table:table-cell>
          <table:table-cell/>
          <table:table-cell table:formula="of:=[.D11]/[.F11]" office:value-type="float" office:value="0.999999999999992" calcext:value-type="float">
            <text:p>1</text:p>
          </table:table-cell>
          <table:table-cell table:formula="of:=[.D11]-[.F11]" office:value-type="float" office:value="-0.0000000000100044417195022" calcext:value-type="float">
            <text:p>-1.00044417195022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1197.6886722724" calcext:value-type="float">
            <text:p>1197.6886722724</text:p>
          </table:table-cell>
          <table:table-cell/>
          <table:table-cell table:style-name="ce4" table:formula="of:=[.F23]" office:value-type="float" office:value="1197.6886722724" calcext:value-type="float">
            <text:p>1197.6886722724</text:p>
          </table:table-cell>
          <table:table-cell/>
          <table:table-cell table:formula="of:=[.M11]/[.O11]" office:value-type="float" office:value="1" calcext:value-type="float">
            <text:p>1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398811989573671" calcext:value-type="float">
            <text:p>-0.3988119896</text:p>
          </table:table-cell>
          <table:table-cell/>
          <table:table-cell table:style-name="ce4" table:formula="of:=['After 200 sec tol. 1e-8'.F12]" office:value-type="float" office:value="-0.398811989573672" calcext:value-type="float">
            <text:p>-0.3988119896</text:p>
          </table:table-cell>
          <table:table-cell/>
          <table:table-cell table:formula="of:=[.D12]/[.F12]" office:value-type="float" office:value="0.999999999999997" calcext:value-type="float">
            <text:p>1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398811989573672" calcext:value-type="float">
            <text:p>-0.3988119896</text:p>
          </table:table-cell>
          <table:table-cell/>
          <table:table-cell table:style-name="ce4" table:formula="of:=[.F24]" office:value-type="float" office:value="-0.398811989573672" calcext:value-type="float">
            <text:p>-0.3988119896</text:p>
          </table:table-cell>
          <table:table-cell/>
          <table:table-cell table:formula="of:=[.M12]/[.O12]" office:value-type="float" office:value="1" calcext:value-type="float">
            <text:p>1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0.610928317394851" calcext:value-type="float">
            <text:p>-0.6109283174</text:p>
          </table:table-cell>
          <table:table-cell/>
          <table:table-cell table:style-name="ce4" table:formula="of:=['After 200 sec tol. 1e-8'.F13]" office:value-type="float" office:value="-0.610928317394859" calcext:value-type="float">
            <text:p>-0.6109283174</text:p>
          </table:table-cell>
          <table:table-cell/>
          <table:table-cell table:formula="of:=[.D13]/[.F13]" office:value-type="float" office:value="0.999999999999987" calcext:value-type="float">
            <text:p>1</text:p>
          </table:table-cell>
          <table:table-cell table:formula="of:=[.D13]-[.F13]" office:value-type="float" office:value="7.99360577730113E-015" calcext:value-type="float">
            <text:p>7.99360577730113E-01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0.610928317394859" calcext:value-type="float">
            <text:p>-0.6109283174</text:p>
          </table:table-cell>
          <table:table-cell/>
          <table:table-cell table:style-name="ce4" table:formula="of:=[.F25]" office:value-type="float" office:value="-0.610928317394858" calcext:value-type="float">
            <text:p>-0.6109283174</text:p>
          </table:table-cell>
          <table:table-cell/>
          <table:table-cell table:formula="of:=[.M13]/[.O13]" office:value-type="float" office:value="1" calcext:value-type="float">
            <text:p>1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266895673259874" calcext:value-type="float">
            <text:p>-0.2668956733</text:p>
          </table:table-cell>
          <table:table-cell/>
          <table:table-cell table:style-name="ce4" table:formula="of:=['After 200 sec tol. 1e-8'.F14]" office:value-type="float" office:value="-0.266895673259877" calcext:value-type="float">
            <text:p>-0.2668956733</text:p>
          </table:table-cell>
          <table:table-cell/>
          <table:table-cell table:formula="of:=[.D14]/[.F14]" office:value-type="float" office:value="0.999999999999989" calcext:value-type="float">
            <text:p>1</text:p>
          </table:table-cell>
          <table:table-cell table:formula="of:=[.D14]-[.F14]" office:value-type="float" office:value="2.99760216648792E-015" calcext:value-type="float">
            <text:p>2.99760216648792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0.266895673259877" calcext:value-type="float">
            <text:p>-0.2668956733</text:p>
          </table:table-cell>
          <table:table-cell/>
          <table:table-cell table:style-name="ce4" table:formula="of:=[.F26]" office:value-type="float" office:value="-0.266895673259877" calcext:value-type="float">
            <text:p>-0.2668956733</text:p>
          </table:table-cell>
          <table:table-cell/>
          <table:table-cell table:formula="of:=[.M14]/[.O14]" office:value-type="float" office:value="1" calcext:value-type="float">
            <text:p>1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4" table:formula="of:=['After 200 sec tol. 1e-8'.F15]" office:value-type="float" office:value="227" calcext:value-type="float">
            <text:p>227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90.559523394615" calcext:value-type="float">
            <text:p>790.5595233946</text:p>
          </table:table-cell>
          <table:table-cell/>
          <table:table-cell table:style-name="ce3" office:value-type="float" office:value="790.559523394617" calcext:value-type="float">
            <text:p>790.5595233946</text:p>
          </table:table-cell>
          <table:table-cell/>
          <table:table-cell table:formula="of:=[.D21]/[.F21]" office:value-type="float" office:value="0.999999999999997" calcext:value-type="float">
            <text:p>1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790.559523394615" calcext:value-type="float">
            <text:p>790.5595233946</text:p>
          </table:table-cell>
          <table:table-cell/>
          <table:table-cell table:style-name="ce4" table:formula="of:=[.F33]" office:value-type="float" office:value="790.559523394594" calcext:value-type="float">
            <text:p>790.5595233946</text:p>
          </table:table-cell>
          <table:table-cell/>
          <table:table-cell table:formula="of:=[.M21]/[.O21]" office:value-type="float" office:value="1.00000000000003" calcext:value-type="float">
            <text:p>1</text:p>
          </table:table-cell>
          <table:table-cell table:formula="of:=[.M21]-[.O21]" office:value-type="float" office:value="0.000000000021032064978499" calcext:value-type="float">
            <text:p>2.1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18.60304449046" calcext:value-type="float">
            <text:p>3018.6030444905</text:p>
          </table:table-cell>
          <table:table-cell/>
          <table:table-cell table:style-name="ce3" office:value-type="float" office:value="3018.60304449047" calcext:value-type="float">
            <text:p>3018.6030444905</text:p>
          </table:table-cell>
          <table:table-cell/>
          <table:table-cell table:formula="of:=[.D22]/[.F22]" office:value-type="float" office:value="0.999999999999997" calcext:value-type="float">
            <text:p>1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018.60304449047" calcext:value-type="float">
            <text:p>3018.6030444905</text:p>
          </table:table-cell>
          <table:table-cell/>
          <table:table-cell table:style-name="ce4" table:formula="of:=[.F34]" office:value-type="float" office:value="3018.60304449039" calcext:value-type="float">
            <text:p>3018.6030444904</text:p>
          </table:table-cell>
          <table:table-cell/>
          <table:table-cell table:formula="of:=[.M22]/[.O22]" office:value-type="float" office:value="1.00000000000003" calcext:value-type="float">
            <text:p>1</text:p>
          </table:table-cell>
          <table:table-cell table:formula="of:=[.M22]-[.O22]" office:value-type="float" office:value="0.0000000000800355337560177" calcext:value-type="float">
            <text:p>8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197.68867227239" calcext:value-type="float">
            <text:p>1197.6886722724</text:p>
          </table:table-cell>
          <table:table-cell/>
          <table:table-cell table:style-name="ce3" office:value-type="float" office:value="1197.6886722724" calcext:value-type="float">
            <text:p>1197.6886722724</text:p>
          </table:table-cell>
          <table:table-cell/>
          <table:table-cell table:formula="of:=[.D23]/[.F23]" office:value-type="float" office:value="0.999999999999992" calcext:value-type="float">
            <text:p>1</text:p>
          </table:table-cell>
          <table:table-cell table:formula="of:=[.D23]-[.F23]" office:value-type="float" office:value="-0.0000000000100044417195022" calcext:value-type="float">
            <text:p>-1.00044417195022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1197.6886722724" calcext:value-type="float">
            <text:p>1197.6886722724</text:p>
          </table:table-cell>
          <table:table-cell/>
          <table:table-cell table:style-name="ce4" table:formula="of:=[.F35]" office:value-type="float" office:value="1197.68867227237" calcext:value-type="float">
            <text:p>1197.6886722724</text:p>
          </table:table-cell>
          <table:table-cell/>
          <table:table-cell table:formula="of:=[.M23]/[.O23]" office:value-type="float" office:value="1.00000000000003" calcext:value-type="float">
            <text:p>1</text:p>
          </table:table-cell>
          <table:table-cell table:formula="of:=[.M23]-[.O23]" office:value-type="float" office:value="0.0000000000300133251585066" calcext:value-type="float">
            <text:p>3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398811989573671" calcext:value-type="float">
            <text:p>-0.3988119896</text:p>
          </table:table-cell>
          <table:table-cell/>
          <table:table-cell table:style-name="ce3" office:value-type="float" office:value="-0.398811989573672" calcext:value-type="float">
            <text:p>-0.3988119896</text:p>
          </table:table-cell>
          <table:table-cell/>
          <table:table-cell table:formula="of:=[.D24]/[.F24]" office:value-type="float" office:value="0.999999999999997" calcext:value-type="float">
            <text:p>1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398811989573672" calcext:value-type="float">
            <text:p>-0.3988119896</text:p>
          </table:table-cell>
          <table:table-cell/>
          <table:table-cell table:style-name="ce4" table:formula="of:=[.F36]" office:value-type="float" office:value="-0.398811989573751" calcext:value-type="float">
            <text:p>-0.3988119896</text:p>
          </table:table-cell>
          <table:table-cell/>
          <table:table-cell table:formula="of:=[.M24]/[.O24]" office:value-type="float" office:value="0.999999999999802" calcext:value-type="float">
            <text:p>1</text:p>
          </table:table-cell>
          <table:table-cell table:formula="of:=[.M24]-[.O24]" office:value-type="float" office:value="0.0000000000000789923682020799" calcext:value-type="float">
            <text:p>7.90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610928317394851" calcext:value-type="float">
            <text:p>-0.6109283174</text:p>
          </table:table-cell>
          <table:table-cell/>
          <table:table-cell table:style-name="ce3" office:value-type="float" office:value="-0.610928317394858" calcext:value-type="float">
            <text:p>-0.6109283174</text:p>
          </table:table-cell>
          <table:table-cell/>
          <table:table-cell table:formula="of:=[.D25]/[.F25]" office:value-type="float" office:value="0.999999999999988" calcext:value-type="float">
            <text:p>1</text:p>
          </table:table-cell>
          <table:table-cell table:formula="of:=[.D25]-[.F25]" office:value-type="float" office:value="6.99440505513849E-015" calcext:value-type="float">
            <text:p>6.99440505513849E-01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0.610928317394859" calcext:value-type="float">
            <text:p>-0.6109283174</text:p>
          </table:table-cell>
          <table:table-cell/>
          <table:table-cell table:style-name="ce4" table:formula="of:=[.F37]" office:value-type="float" office:value="-0.610928317395136" calcext:value-type="float">
            <text:p>-0.6109283174</text:p>
          </table:table-cell>
          <table:table-cell/>
          <table:table-cell table:formula="of:=[.M25]/[.O25]" office:value-type="float" office:value="0.999999999999547" calcext:value-type="float">
            <text:p>1</text:p>
          </table:table-cell>
          <table:table-cell table:formula="of:=[.M25]-[.O25]" office:value-type="float" office:value="0.000000000000277000644643977" calcext:value-type="float">
            <text:p>2.77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266895673259874" calcext:value-type="float">
            <text:p>-0.2668956733</text:p>
          </table:table-cell>
          <table:table-cell/>
          <table:table-cell table:style-name="ce3" office:value-type="float" office:value="-0.266895673259877" calcext:value-type="float">
            <text:p>-0.2668956733</text:p>
          </table:table-cell>
          <table:table-cell/>
          <table:table-cell table:formula="of:=[.D26]/[.F26]" office:value-type="float" office:value="0.999999999999989" calcext:value-type="float">
            <text:p>1</text:p>
          </table:table-cell>
          <table:table-cell table:formula="of:=[.D26]-[.F26]" office:value-type="float" office:value="2.99760216648792E-015" calcext:value-type="float">
            <text:p>2.99760216648792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0.266895673259877" calcext:value-type="float">
            <text:p>-0.2668956733</text:p>
          </table:table-cell>
          <table:table-cell/>
          <table:table-cell table:style-name="ce4" table:formula="of:=[.F38]" office:value-type="float" office:value="-0.266895673259988" calcext:value-type="float">
            <text:p>-0.2668956733</text:p>
          </table:table-cell>
          <table:table-cell/>
          <table:table-cell table:formula="of:=[.M26]/[.O26]" office:value-type="float" office:value="0.999999999999584" calcext:value-type="float">
            <text:p>1</text:p>
          </table:table-cell>
          <table:table-cell table:formula="of:=[.M26]-[.O26]" office:value-type="float" office:value="0.000000000000111022302462516" calcext:value-type="float">
            <text:p>1.11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90.559523394615" calcext:value-type="float">
            <text:p>790.5595233946</text:p>
          </table:table-cell>
          <table:table-cell/>
          <table:table-cell table:style-name="ce3" office:value-type="float" office:value="790.559523394594" calcext:value-type="float">
            <text:p>790.5595233946</text:p>
          </table:table-cell>
          <table:table-cell/>
          <table:table-cell table:formula="of:=[.D33]/[.F33]" office:value-type="float" office:value="1.00000000000003" calcext:value-type="float">
            <text:p>1</text:p>
          </table:table-cell>
          <table:table-cell table:formula="of:=[.D33]-[.F33]" office:value-type="float" office:value="0.000000000021032064978499" calcext:value-type="float">
            <text:p>2.1032064978499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790.559523394594" calcext:value-type="float">
            <text:p>790.5595233946</text:p>
          </table:table-cell>
          <table:table-cell/>
          <table:table-cell table:style-name="ce4" table:formula="of:=[.F21]" office:value-type="float" office:value="790.559523394617" calcext:value-type="float">
            <text:p>790.5595233946</text:p>
          </table:table-cell>
          <table:table-cell/>
          <table:table-cell table:formula="of:=[.M33]/[.O33]" office:value-type="float" office:value="0.999999999999971" calcext:value-type="float">
            <text:p>1</text:p>
          </table:table-cell>
          <table:table-cell table:formula="of:=[.M33]-[.O33]" office:value-type="float" office:value="-0.0000000000230784280574881" calcext:value-type="float">
            <text:p>-2.31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18.60304449046" calcext:value-type="float">
            <text:p>3018.6030444905</text:p>
          </table:table-cell>
          <table:table-cell/>
          <table:table-cell table:style-name="ce3" office:value-type="float" office:value="3018.60304449039" calcext:value-type="float">
            <text:p>3018.6030444904</text:p>
          </table:table-cell>
          <table:table-cell/>
          <table:table-cell table:formula="of:=[.D34]/[.F34]" office:value-type="float" office:value="1.00000000000002" calcext:value-type="float">
            <text:p>1</text:p>
          </table:table-cell>
          <table:table-cell table:formula="of:=[.D34]-[.F34]" office:value-type="float" office:value="0.0000000000700310920365155" calcext:value-type="float">
            <text:p>7.00310920365155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018.60304449039" calcext:value-type="float">
            <text:p>3018.6030444904</text:p>
          </table:table-cell>
          <table:table-cell/>
          <table:table-cell table:style-name="ce4" table:formula="of:=[.F22]" office:value-type="float" office:value="3018.60304449047" calcext:value-type="float">
            <text:p>3018.6030444905</text:p>
          </table:table-cell>
          <table:table-cell/>
          <table:table-cell table:formula="of:=[.M34]/[.O34]" office:value-type="float" office:value="0.999999999999973" calcext:value-type="float">
            <text:p>1</text:p>
          </table:table-cell>
          <table:table-cell table:formula="of:=[.M34]-[.O34]" office:value-type="float" office:value="-0.0000000000800355337560177" calcext:value-type="float">
            <text:p>-8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197.68867227239" calcext:value-type="float">
            <text:p>1197.6886722724</text:p>
          </table:table-cell>
          <table:table-cell/>
          <table:table-cell table:style-name="ce3" office:value-type="float" office:value="1197.68867227237" calcext:value-type="float">
            <text:p>1197.6886722724</text:p>
          </table:table-cell>
          <table:table-cell/>
          <table:table-cell table:formula="of:=[.D35]/[.F35]" office:value-type="float" office:value="1.00000000000002" calcext:value-type="float">
            <text:p>1</text:p>
          </table:table-cell>
          <table:table-cell table:formula="of:=[.D35]-[.F35]" office:value-type="float" office:value="0.0000000000200088834390044" calcext:value-type="float">
            <text:p>2.00088834390044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197.68867227237" calcext:value-type="float">
            <text:p>1197.6886722724</text:p>
          </table:table-cell>
          <table:table-cell/>
          <table:table-cell table:style-name="ce4" table:formula="of:=[.F23]" office:value-type="float" office:value="1197.6886722724" calcext:value-type="float">
            <text:p>1197.6886722724</text:p>
          </table:table-cell>
          <table:table-cell/>
          <table:table-cell table:formula="of:=[.M35]/[.O35]" office:value-type="float" office:value="0.999999999999975" calcext:value-type="float">
            <text:p>1</text:p>
          </table:table-cell>
          <table:table-cell table:formula="of:=[.M35]-[.O35]" office:value-type="float" office:value="-0.0000000000300133251585066" calcext:value-type="float">
            <text:p>-3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398811989573671" calcext:value-type="float">
            <text:p>-0.3988119896</text:p>
          </table:table-cell>
          <table:table-cell/>
          <table:table-cell table:style-name="ce3" office:value-type="float" office:value="-0.398811989573751" calcext:value-type="float">
            <text:p>-0.3988119896</text:p>
          </table:table-cell>
          <table:table-cell/>
          <table:table-cell table:formula="of:=[.D36]/[.F36]" office:value-type="float" office:value="0.999999999999799" calcext:value-type="float">
            <text:p>1</text:p>
          </table:table-cell>
          <table:table-cell table:formula="of:=[.D36]-[.F36]" office:value-type="float" office:value="0.0000000000000799915689242425" calcext:value-type="float">
            <text:p>7.99915689242425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0.398811989573751" calcext:value-type="float">
            <text:p>-0.3988119896</text:p>
          </table:table-cell>
          <table:table-cell/>
          <table:table-cell table:style-name="ce4" table:formula="of:=[.F24]" office:value-type="float" office:value="-0.398811989573672" calcext:value-type="float">
            <text:p>-0.3988119896</text:p>
          </table:table-cell>
          <table:table-cell/>
          <table:table-cell table:formula="of:=[.M36]/[.O36]" office:value-type="float" office:value="1.0000000000002" calcext:value-type="float">
            <text:p>1</text:p>
          </table:table-cell>
          <table:table-cell table:formula="of:=[.M36]-[.O36]" office:value-type="float" office:value="-0.0000000000000789923682020799" calcext:value-type="float">
            <text:p>-7.90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610928317394851" calcext:value-type="float">
            <text:p>-0.6109283174</text:p>
          </table:table-cell>
          <table:table-cell/>
          <table:table-cell table:style-name="ce3" office:value-type="float" office:value="-0.610928317395136" calcext:value-type="float">
            <text:p>-0.6109283174</text:p>
          </table:table-cell>
          <table:table-cell/>
          <table:table-cell table:formula="of:=[.D37]/[.F37]" office:value-type="float" office:value="0.999999999999533" calcext:value-type="float">
            <text:p>1</text:p>
          </table:table-cell>
          <table:table-cell table:formula="of:=[.D37]-[.F37]" office:value-type="float" office:value="0.000000000000284994250421278" calcext:value-type="float">
            <text:p>2.84994250421278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-0.610928317395136" calcext:value-type="float">
            <text:p>-0.6109283174</text:p>
          </table:table-cell>
          <table:table-cell/>
          <table:table-cell table:style-name="ce4" table:formula="of:=[.F25]" office:value-type="float" office:value="-0.610928317394858" calcext:value-type="float">
            <text:p>-0.6109283174</text:p>
          </table:table-cell>
          <table:table-cell/>
          <table:table-cell table:formula="of:=[.M37]/[.O37]" office:value-type="float" office:value="1.00000000000046" calcext:value-type="float">
            <text:p>1</text:p>
          </table:table-cell>
          <table:table-cell table:formula="of:=[.M37]-[.O37]" office:value-type="float" office:value="-0.000000000000277999845366139" calcext:value-type="float">
            <text:p>-2.78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266895673259874" calcext:value-type="float">
            <text:p>-0.2668956733</text:p>
          </table:table-cell>
          <table:table-cell/>
          <table:table-cell table:style-name="ce3" office:value-type="float" office:value="-0.266895673259988" calcext:value-type="float">
            <text:p>-0.2668956733</text:p>
          </table:table-cell>
          <table:table-cell/>
          <table:table-cell table:formula="of:=[.D38]/[.F38]" office:value-type="float" office:value="0.999999999999573" calcext:value-type="float">
            <text:p>1</text:p>
          </table:table-cell>
          <table:table-cell table:formula="of:=[.D38]-[.F38]" office:value-type="float" office:value="0.000000000000114019904629004" calcext:value-type="float">
            <text:p>1.14019904629004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0.266895673259988" calcext:value-type="float">
            <text:p>-0.2668956733</text:p>
          </table:table-cell>
          <table:table-cell/>
          <table:table-cell table:style-name="ce4" table:formula="of:=[.F26]" office:value-type="float" office:value="-0.266895673259877" calcext:value-type="float">
            <text:p>-0.2668956733</text:p>
          </table:table-cell>
          <table:table-cell/>
          <table:table-cell table:formula="of:=[.M38]/[.O38]" office:value-type="float" office:value="1.00000000000042" calcext:value-type="float">
            <text:p>1</text:p>
          </table:table-cell>
          <table:table-cell table:formula="of:=[.M38]-[.O38]" office:value-type="float" office:value="-0.000000000000111022302462516" calcext:value-type="float">
            <text:p>-1.11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90.559523394615" calcext:value-type="float">
            <text:p>790.5595233946</text:p>
          </table:table-cell>
          <table:table-cell/>
          <table:table-cell table:style-name="ce3" office:value-type="float" office:value="790.559523394615" calcext:value-type="float">
            <text:p>790.5595233946</text:p>
          </table:table-cell>
          <table:table-cell/>
          <table:table-cell table:formula="of:=[.D45]/[.F45]" office:value-type="float" office:value="1" calcext:value-type="float">
            <text:p>1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790.559523394615" calcext:value-type="float">
            <text:p>790.5595233946</text:p>
          </table:table-cell>
          <table:table-cell/>
          <table:table-cell table:style-name="ce4" table:formula="of:=[.F45]" office:value-type="float" office:value="790.559523394615" calcext:value-type="float">
            <text:p>790.5595233946</text:p>
          </table:table-cell>
          <table:table-cell/>
          <table:table-cell table:formula="of:=[.M45]/[.O45]" office:value-type="float" office:value="1" calcext:value-type="float">
            <text:p>1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18.60304449046" calcext:value-type="float">
            <text:p>3018.6030444905</text:p>
          </table:table-cell>
          <table:table-cell/>
          <table:table-cell table:style-name="ce3" office:value-type="float" office:value="3018.60304449046" calcext:value-type="float">
            <text:p>3018.6030444905</text:p>
          </table:table-cell>
          <table:table-cell/>
          <table:table-cell table:formula="of:=[.D46]/[.F46]" office:value-type="float" office:value="1" calcext:value-type="float">
            <text:p>1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018.60304449047" calcext:value-type="float">
            <text:p>3018.6030444905</text:p>
          </table:table-cell>
          <table:table-cell/>
          <table:table-cell table:style-name="ce4" table:formula="of:=[.F46]" office:value-type="float" office:value="3018.60304449046" calcext:value-type="float">
            <text:p>3018.6030444905</text:p>
          </table:table-cell>
          <table:table-cell/>
          <table:table-cell table:formula="of:=[.M46]/[.O46]" office:value-type="float" office:value="1" calcext:value-type="float">
            <text:p>1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197.68867227239" calcext:value-type="float">
            <text:p>1197.6886722724</text:p>
          </table:table-cell>
          <table:table-cell/>
          <table:table-cell table:style-name="ce3" office:value-type="float" office:value="1197.68867227239" calcext:value-type="float">
            <text:p>1197.6886722724</text:p>
          </table:table-cell>
          <table:table-cell/>
          <table:table-cell table:formula="of:=[.D47]/[.F47]" office:value-type="float" office:value="1" calcext:value-type="float">
            <text:p>1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1197.6886722724" calcext:value-type="float">
            <text:p>1197.6886722724</text:p>
          </table:table-cell>
          <table:table-cell/>
          <table:table-cell table:style-name="ce4" table:formula="of:=[.F47]" office:value-type="float" office:value="1197.68867227239" calcext:value-type="float">
            <text:p>1197.6886722724</text:p>
          </table:table-cell>
          <table:table-cell/>
          <table:table-cell table:formula="of:=[.M47]/[.O47]" office:value-type="float" office:value="1.00000000000001" calcext:value-type="float">
            <text:p>1</text:p>
          </table:table-cell>
          <table:table-cell table:formula="of:=[.M47]-[.O47]" office:value-type="float" office:value="0.0000000000100044417195022" calcext:value-type="float">
            <text:p>1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398811989573671" calcext:value-type="float">
            <text:p>-0.3988119896</text:p>
          </table:table-cell>
          <table:table-cell/>
          <table:table-cell table:style-name="ce3" office:value-type="float" office:value="-0.398811989573671" calcext:value-type="float">
            <text:p>-0.3988119896</text:p>
          </table:table-cell>
          <table:table-cell/>
          <table:table-cell table:formula="of:=[.D48]/[.F48]" office:value-type="float" office:value="1" calcext:value-type="float">
            <text:p>1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398811989573672" calcext:value-type="float">
            <text:p>-0.3988119896</text:p>
          </table:table-cell>
          <table:table-cell/>
          <table:table-cell table:style-name="ce4" table:formula="of:=[.F48]" office:value-type="float" office:value="-0.398811989573671" calcext:value-type="float">
            <text:p>-0.3988119896</text:p>
          </table:table-cell>
          <table:table-cell/>
          <table:table-cell table:formula="of:=[.M48]/[.O48]" office:value-type="float" office:value="1" calcext:value-type="float">
            <text:p>1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610928317394851" calcext:value-type="float">
            <text:p>-0.6109283174</text:p>
          </table:table-cell>
          <table:table-cell/>
          <table:table-cell table:style-name="ce3" office:value-type="float" office:value="-0.610928317394851" calcext:value-type="float">
            <text:p>-0.6109283174</text:p>
          </table:table-cell>
          <table:table-cell/>
          <table:table-cell table:formula="of:=[.D49]/[.F49]" office:value-type="float" office:value="1" calcext:value-type="float">
            <text:p>1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0.610928317394859" calcext:value-type="float">
            <text:p>-0.6109283174</text:p>
          </table:table-cell>
          <table:table-cell/>
          <table:table-cell table:style-name="ce4" table:formula="of:=[.F49]" office:value-type="float" office:value="-0.610928317394851" calcext:value-type="float">
            <text:p>-0.6109283174</text:p>
          </table:table-cell>
          <table:table-cell/>
          <table:table-cell table:formula="of:=[.M49]/[.O49]" office:value-type="float" office:value="1.00000000000001" calcext:value-type="float">
            <text:p>1</text:p>
          </table:table-cell>
          <table:table-cell table:formula="of:=[.M49]-[.O49]" office:value-type="float" office:value="-7.99360577730113E-015" calcext:value-type="float">
            <text:p>-7.99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266895673259874" calcext:value-type="float">
            <text:p>-0.2668956733</text:p>
          </table:table-cell>
          <table:table-cell/>
          <table:table-cell table:style-name="ce3" office:value-type="float" office:value="-0.266895673259874" calcext:value-type="float">
            <text:p>-0.2668956733</text:p>
          </table:table-cell>
          <table:table-cell/>
          <table:table-cell table:formula="of:=[.D50]/[.F50]" office:value-type="float" office:value="1" calcext:value-type="float">
            <text:p>1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0.266895673259877" calcext:value-type="float">
            <text:p>-0.2668956733</text:p>
          </table:table-cell>
          <table:table-cell/>
          <table:table-cell table:style-name="ce4" table:formula="of:=[.F50]" office:value-type="float" office:value="-0.266895673259874" calcext:value-type="float">
            <text:p>-0.2668956733</text:p>
          </table:table-cell>
          <table:table-cell/>
          <table:table-cell table:formula="of:=[.M50]/[.O50]" office:value-type="float" office:value="1.00000000000001" calcext:value-type="float">
            <text:p>1</text:p>
          </table:table-cell>
          <table:table-cell table:formula="of:=[.M50]-[.O50]" office:value-type="float" office:value="-2.99760216648792E-015" calcext:value-type="float">
            <text:p>-3.00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790.559523394615" calcext:value-type="float">
            <text:p>790.5595233946</text:p>
          </table:table-cell>
          <table:table-cell/>
          <table:table-cell table:style-name="ce4" table:formula="of:=[.F33]" office:value-type="float" office:value="790.559523394594" calcext:value-type="float">
            <text:p>790.5595233946</text:p>
          </table:table-cell>
          <table:table-cell/>
          <table:table-cell table:formula="of:=[.M57]/[.O57]" office:value-type="float" office:value="1.00000000000003" calcext:value-type="float">
            <text:p>1</text:p>
          </table:table-cell>
          <table:table-cell table:formula="of:=[.M57]-[.O57]" office:value-type="float" office:value="0.000000000021032064978499" calcext:value-type="float">
            <text:p>2.1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018.60304449046" calcext:value-type="float">
            <text:p>3018.6030444905</text:p>
          </table:table-cell>
          <table:table-cell/>
          <table:table-cell table:style-name="ce4" table:formula="of:=[.F34]" office:value-type="float" office:value="3018.60304449039" calcext:value-type="float">
            <text:p>3018.6030444904</text:p>
          </table:table-cell>
          <table:table-cell/>
          <table:table-cell table:formula="of:=[.M58]/[.O58]" office:value-type="float" office:value="1.00000000000002" calcext:value-type="float">
            <text:p>1</text:p>
          </table:table-cell>
          <table:table-cell table:formula="of:=[.M58]-[.O58]" office:value-type="float" office:value="0.0000000000700310920365155" calcext:value-type="float">
            <text:p>7.0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197.68867227239" calcext:value-type="float">
            <text:p>1197.6886722724</text:p>
          </table:table-cell>
          <table:table-cell/>
          <table:table-cell table:style-name="ce4" table:formula="of:=[.F35]" office:value-type="float" office:value="1197.68867227237" calcext:value-type="float">
            <text:p>1197.6886722724</text:p>
          </table:table-cell>
          <table:table-cell/>
          <table:table-cell table:formula="of:=[.M59]/[.O59]" office:value-type="float" office:value="1.00000000000002" calcext:value-type="float">
            <text:p>1</text:p>
          </table:table-cell>
          <table:table-cell table:formula="of:=[.M59]-[.O59]" office:value-type="float" office:value="0.0000000000200088834390044" calcext:value-type="float">
            <text:p>2.0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398811989573671" calcext:value-type="float">
            <text:p>-0.3988119896</text:p>
          </table:table-cell>
          <table:table-cell/>
          <table:table-cell table:style-name="ce4" table:formula="of:=[.F36]" office:value-type="float" office:value="-0.398811989573751" calcext:value-type="float">
            <text:p>-0.3988119896</text:p>
          </table:table-cell>
          <table:table-cell/>
          <table:table-cell table:formula="of:=[.M60]/[.O60]" office:value-type="float" office:value="0.999999999999799" calcext:value-type="float">
            <text:p>1</text:p>
          </table:table-cell>
          <table:table-cell table:formula="of:=[.M60]-[.O60]" office:value-type="float" office:value="0.0000000000000799915689242425" calcext:value-type="float">
            <text:p>8.00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0.610928317394851" calcext:value-type="float">
            <text:p>-0.6109283174</text:p>
          </table:table-cell>
          <table:table-cell/>
          <table:table-cell table:style-name="ce4" table:formula="of:=[.F37]" office:value-type="float" office:value="-0.610928317395136" calcext:value-type="float">
            <text:p>-0.6109283174</text:p>
          </table:table-cell>
          <table:table-cell/>
          <table:table-cell table:formula="of:=[.M61]/[.O61]" office:value-type="float" office:value="0.999999999999533" calcext:value-type="float">
            <text:p>1</text:p>
          </table:table-cell>
          <table:table-cell table:formula="of:=[.M61]-[.O61]" office:value-type="float" office:value="0.000000000000284994250421278" calcext:value-type="float">
            <text:p>2.85E-01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266895673259874" calcext:value-type="float">
            <text:p>-0.2668956733</text:p>
          </table:table-cell>
          <table:table-cell/>
          <table:table-cell table:style-name="ce4" table:formula="of:=[.F38]" office:value-type="float" office:value="-0.266895673259988" calcext:value-type="float">
            <text:p>-0.2668956733</text:p>
          </table:table-cell>
          <table:table-cell/>
          <table:table-cell table:formula="of:=[.M62]/[.O62]" office:value-type="float" office:value="0.999999999999573" calcext:value-type="float">
            <text:p>1</text:p>
          </table:table-cell>
          <table:table-cell table:formula="of:=[.M62]-[.O62]" office:value-type="float" office:value="0.000000000000114019904629004" calcext:value-type="float">
            <text:p>1.14E-01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790.559523394615" calcext:value-type="float">
            <text:p>790.5595233946</text:p>
          </table:table-cell>
          <table:table-cell/>
          <table:table-cell table:style-name="ce4" table:formula="of:=[.F21]" office:value-type="float" office:value="790.559523394617" calcext:value-type="float">
            <text:p>790.5595233946</text:p>
          </table:table-cell>
          <table:table-cell/>
          <table:table-cell table:formula="of:=[.M69]/[.O69]" office:value-type="float" office:value="0.999999999999997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018.60304449046" calcext:value-type="float">
            <text:p>3018.6030444905</text:p>
          </table:table-cell>
          <table:table-cell/>
          <table:table-cell table:style-name="ce4" table:formula="of:=[.F22]" office:value-type="float" office:value="3018.60304449047" calcext:value-type="float">
            <text:p>3018.6030444905</text:p>
          </table:table-cell>
          <table:table-cell/>
          <table:table-cell table:formula="of:=[.M70]/[.O70]" office:value-type="float" office:value="0.999999999999997" calcext:value-type="float">
            <text:p>1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197.68867227239" calcext:value-type="float">
            <text:p>1197.6886722724</text:p>
          </table:table-cell>
          <table:table-cell/>
          <table:table-cell table:style-name="ce4" table:formula="of:=[.F23]" office:value-type="float" office:value="1197.6886722724" calcext:value-type="float">
            <text:p>1197.6886722724</text:p>
          </table:table-cell>
          <table:table-cell/>
          <table:table-cell table:formula="of:=[.M71]/[.O71]" office:value-type="float" office:value="0.999999999999992" calcext:value-type="float">
            <text:p>1</text:p>
          </table:table-cell>
          <table:table-cell table:formula="of:=[.M71]-[.O71]" office:value-type="float" office:value="-0.0000000000100044417195022" calcext:value-type="float">
            <text:p>-1.0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0.398811989573671" calcext:value-type="float">
            <text:p>-0.3988119896</text:p>
          </table:table-cell>
          <table:table-cell/>
          <table:table-cell table:style-name="ce4" table:formula="of:=[.F24]" office:value-type="float" office:value="-0.398811989573672" calcext:value-type="float">
            <text:p>-0.3988119896</text:p>
          </table:table-cell>
          <table:table-cell/>
          <table:table-cell table:formula="of:=[.M72]/[.O72]" office:value-type="float" office:value="0.999999999999997" calcext:value-type="float">
            <text:p>1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0.610928317394851" calcext:value-type="float">
            <text:p>-0.6109283174</text:p>
          </table:table-cell>
          <table:table-cell/>
          <table:table-cell table:style-name="ce4" table:formula="of:=[.F25]" office:value-type="float" office:value="-0.610928317394858" calcext:value-type="float">
            <text:p>-0.6109283174</text:p>
          </table:table-cell>
          <table:table-cell/>
          <table:table-cell table:formula="of:=[.M73]/[.O73]" office:value-type="float" office:value="0.999999999999988" calcext:value-type="float">
            <text:p>1</text:p>
          </table:table-cell>
          <table:table-cell table:formula="of:=[.M73]-[.O73]" office:value-type="float" office:value="6.99440505513849E-015" calcext:value-type="float">
            <text:p>6.99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266895673259874" calcext:value-type="float">
            <text:p>-0.2668956733</text:p>
          </table:table-cell>
          <table:table-cell/>
          <table:table-cell table:style-name="ce4" table:formula="of:=[.F26]" office:value-type="float" office:value="-0.266895673259877" calcext:value-type="float">
            <text:p>-0.2668956733</text:p>
          </table:table-cell>
          <table:table-cell/>
          <table:table-cell table:formula="of:=[.M74]/[.O74]" office:value-type="float" office:value="0.999999999999989" calcext:value-type="float">
            <text:p>1</text:p>
          </table:table-cell>
          <table:table-cell table:formula="of:=[.M74]-[.O74]" office:value-type="float" office:value="2.99760216648792E-015" calcext:value-type="float">
            <text:p>3.00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790.559523394615" calcext:value-type="float">
            <text:p>790.5595233946</text:p>
          </table:table-cell>
          <table:table-cell/>
          <table:table-cell table:style-name="ce4" table:formula="of:=['After 200 sec tol. 1e-14'.F9]" office:value-type="float" office:value="790.559523394615" calcext:value-type="float">
            <text:p>790.5595233946</text:p>
          </table:table-cell>
          <table:table-cell/>
          <table:table-cell table:formula="of:=[.D9]/[.F9]" office:value-type="float" office:value="1" calcext:value-type="float">
            <text:p>1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790.559523394615" calcext:value-type="float">
            <text:p>790.5595233946</text:p>
          </table:table-cell>
          <table:table-cell/>
          <table:table-cell table:style-name="ce4" table:formula="of:=[.F21]" office:value-type="float" office:value="790.559523394615" calcext:value-type="float">
            <text:p>790.5595233946</text:p>
          </table:table-cell>
          <table:table-cell/>
          <table:table-cell table:formula="of:=[.M9]/[.O9]" office:value-type="float" office:value="1" calcext:value-type="float">
            <text:p>1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18.60304449046" calcext:value-type="float">
            <text:p>3018.6030444905</text:p>
          </table:table-cell>
          <table:table-cell/>
          <table:table-cell table:style-name="ce4" table:formula="of:=['After 200 sec tol. 1e-14'.F10]" office:value-type="float" office:value="3018.60304449047" calcext:value-type="float">
            <text:p>3018.6030444905</text:p>
          </table:table-cell>
          <table:table-cell/>
          <table:table-cell table:formula="of:=[.D10]/[.F10]" office:value-type="float" office:value="0.999999999999997" calcext:value-type="float">
            <text:p>1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018.60304449047" calcext:value-type="float">
            <text:p>3018.6030444905</text:p>
          </table:table-cell>
          <table:table-cell/>
          <table:table-cell table:style-name="ce4" table:formula="of:=[.F22]" office:value-type="float" office:value="3018.60304449046" calcext:value-type="float">
            <text:p>3018.6030444905</text:p>
          </table:table-cell>
          <table:table-cell/>
          <table:table-cell table:formula="of:=[.M10]/[.O10]" office:value-type="float" office:value="1" calcext:value-type="float">
            <text:p>1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197.68867227239" calcext:value-type="float">
            <text:p>1197.6886722724</text:p>
          </table:table-cell>
          <table:table-cell/>
          <table:table-cell table:style-name="ce4" table:formula="of:=['After 200 sec tol. 1e-14'.F11]" office:value-type="float" office:value="1197.6886722724" calcext:value-type="float">
            <text:p>1197.6886722724</text:p>
          </table:table-cell>
          <table:table-cell/>
          <table:table-cell table:formula="of:=[.D11]/[.F11]" office:value-type="float" office:value="0.999999999999992" calcext:value-type="float">
            <text:p>1</text:p>
          </table:table-cell>
          <table:table-cell table:formula="of:=[.D11]-[.F11]" office:value-type="float" office:value="-0.0000000000100044417195022" calcext:value-type="float">
            <text:p>-1.00044417195022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1197.6886722724" calcext:value-type="float">
            <text:p>1197.6886722724</text:p>
          </table:table-cell>
          <table:table-cell/>
          <table:table-cell table:style-name="ce4" table:formula="of:=[.F23]" office:value-type="float" office:value="1197.68867227239" calcext:value-type="float">
            <text:p>1197.6886722724</text:p>
          </table:table-cell>
          <table:table-cell/>
          <table:table-cell table:formula="of:=[.M11]/[.O11]" office:value-type="float" office:value="1.00000000000001" calcext:value-type="float">
            <text:p>1</text:p>
          </table:table-cell>
          <table:table-cell table:formula="of:=[.M11]-[.O11]" office:value-type="float" office:value="0.0000000000100044417195022" calcext:value-type="float">
            <text:p>1.00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398811989573671" calcext:value-type="float">
            <text:p>-0.3988119896</text:p>
          </table:table-cell>
          <table:table-cell/>
          <table:table-cell table:style-name="ce4" table:formula="of:=['After 200 sec tol. 1e-14'.F12]" office:value-type="float" office:value="-0.398811989573672" calcext:value-type="float">
            <text:p>-0.3988119896</text:p>
          </table:table-cell>
          <table:table-cell/>
          <table:table-cell table:formula="of:=[.D12]/[.F12]" office:value-type="float" office:value="0.999999999999997" calcext:value-type="float">
            <text:p>1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398811989573672" calcext:value-type="float">
            <text:p>-0.3988119896</text:p>
          </table:table-cell>
          <table:table-cell/>
          <table:table-cell table:style-name="ce4" table:formula="of:=[.F24]" office:value-type="float" office:value="-0.398811989573671" calcext:value-type="float">
            <text:p>-0.3988119896</text:p>
          </table:table-cell>
          <table:table-cell/>
          <table:table-cell table:formula="of:=[.M12]/[.O12]" office:value-type="float" office:value="1" calcext:value-type="float">
            <text:p>1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0.610928317394851" calcext:value-type="float">
            <text:p>-0.6109283174</text:p>
          </table:table-cell>
          <table:table-cell/>
          <table:table-cell table:style-name="ce4" table:formula="of:=['After 200 sec tol. 1e-14'.F13]" office:value-type="float" office:value="-0.610928317394859" calcext:value-type="float">
            <text:p>-0.6109283174</text:p>
          </table:table-cell>
          <table:table-cell/>
          <table:table-cell table:formula="of:=[.D13]/[.F13]" office:value-type="float" office:value="0.999999999999987" calcext:value-type="float">
            <text:p>1</text:p>
          </table:table-cell>
          <table:table-cell table:formula="of:=[.D13]-[.F13]" office:value-type="float" office:value="7.99360577730113E-015" calcext:value-type="float">
            <text:p>7.99360577730113E-01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0.610928317394859" calcext:value-type="float">
            <text:p>-0.6109283174</text:p>
          </table:table-cell>
          <table:table-cell/>
          <table:table-cell table:style-name="ce4" table:formula="of:=[.F25]" office:value-type="float" office:value="-0.610928317394851" calcext:value-type="float">
            <text:p>-0.6109283174</text:p>
          </table:table-cell>
          <table:table-cell/>
          <table:table-cell table:formula="of:=[.M13]/[.O13]" office:value-type="float" office:value="1.00000000000001" calcext:value-type="float">
            <text:p>1</text:p>
          </table:table-cell>
          <table:table-cell table:formula="of:=[.M13]-[.O13]" office:value-type="float" office:value="-7.99360577730113E-015" calcext:value-type="float">
            <text:p>-7.99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266895673259874" calcext:value-type="float">
            <text:p>-0.2668956733</text:p>
          </table:table-cell>
          <table:table-cell/>
          <table:table-cell table:style-name="ce4" table:formula="of:=['After 200 sec tol. 1e-14'.F14]" office:value-type="float" office:value="-0.266895673259877" calcext:value-type="float">
            <text:p>-0.2668956733</text:p>
          </table:table-cell>
          <table:table-cell/>
          <table:table-cell table:formula="of:=[.D14]/[.F14]" office:value-type="float" office:value="0.999999999999989" calcext:value-type="float">
            <text:p>1</text:p>
          </table:table-cell>
          <table:table-cell table:formula="of:=[.D14]-[.F14]" office:value-type="float" office:value="2.99760216648792E-015" calcext:value-type="float">
            <text:p>2.99760216648792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0.266895673259877" calcext:value-type="float">
            <text:p>-0.2668956733</text:p>
          </table:table-cell>
          <table:table-cell/>
          <table:table-cell table:style-name="ce4" table:formula="of:=[.F26]" office:value-type="float" office:value="-0.266895673259874" calcext:value-type="float">
            <text:p>-0.2668956733</text:p>
          </table:table-cell>
          <table:table-cell/>
          <table:table-cell table:formula="of:=[.M14]/[.O14]" office:value-type="float" office:value="1.00000000000001" calcext:value-type="float">
            <text:p>1</text:p>
          </table:table-cell>
          <table:table-cell table:formula="of:=[.M14]-[.O14]" office:value-type="float" office:value="-2.99760216648792E-015" calcext:value-type="float">
            <text:p>-3.00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4" table:formula="of:=['After 200 sec tol. 1e-14'.F15]" office:value-type="float" office:value="227" calcext:value-type="float">
            <text:p>227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90.559523394615" calcext:value-type="float">
            <text:p>790.5595233946</text:p>
          </table:table-cell>
          <table:table-cell/>
          <table:table-cell table:style-name="ce3" office:value-type="float" office:value="790.559523394615" calcext:value-type="float">
            <text:p>790.5595233946</text:p>
          </table:table-cell>
          <table:table-cell/>
          <table:table-cell table:formula="of:=[.D21]/[.F21]" office:value-type="float" office:value="1" calcext:value-type="float">
            <text:p>1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790.559523394615" calcext:value-type="float">
            <text:p>790.5595233946</text:p>
          </table:table-cell>
          <table:table-cell/>
          <table:table-cell table:style-name="ce4" table:formula="of:=[.F33]" office:value-type="float" office:value="790.559523394611" calcext:value-type="float">
            <text:p>790.5595233946</text:p>
          </table:table-cell>
          <table:table-cell/>
          <table:table-cell table:formula="of:=[.M21]/[.O21]" office:value-type="float" office:value="1.00000000000001" calcext:value-type="float">
            <text:p>1</text:p>
          </table:table-cell>
          <table:table-cell table:formula="of:=[.M21]-[.O21]" office:value-type="float" office:value="0.00000000000397903932025656" calcext:value-type="float">
            <text:p>3.98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18.60304449046" calcext:value-type="float">
            <text:p>3018.6030444905</text:p>
          </table:table-cell>
          <table:table-cell/>
          <table:table-cell table:style-name="ce3" office:value-type="float" office:value="3018.60304449046" calcext:value-type="float">
            <text:p>3018.6030444905</text:p>
          </table:table-cell>
          <table:table-cell/>
          <table:table-cell table:formula="of:=[.D22]/[.F22]" office:value-type="float" office:value="1" calcext:value-type="float">
            <text:p>1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018.60304449047" calcext:value-type="float">
            <text:p>3018.6030444905</text:p>
          </table:table-cell>
          <table:table-cell/>
          <table:table-cell table:style-name="ce4" table:formula="of:=[.F34]" office:value-type="float" office:value="3018.60304449045" calcext:value-type="float">
            <text:p>3018.6030444905</text:p>
          </table:table-cell>
          <table:table-cell/>
          <table:table-cell table:formula="of:=[.M22]/[.O22]" office:value-type="float" office:value="1.00000000000001" calcext:value-type="float">
            <text:p>1</text:p>
          </table:table-cell>
          <table:table-cell table:formula="of:=[.M22]-[.O22]" office:value-type="float" office:value="0.0000000000200088834390044" calcext:value-type="float">
            <text:p>2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197.68867227239" calcext:value-type="float">
            <text:p>1197.6886722724</text:p>
          </table:table-cell>
          <table:table-cell/>
          <table:table-cell table:style-name="ce3" office:value-type="float" office:value="1197.68867227239" calcext:value-type="float">
            <text:p>1197.6886722724</text:p>
          </table:table-cell>
          <table:table-cell/>
          <table:table-cell table:formula="of:=[.D23]/[.F23]" office:value-type="float" office:value="1" calcext:value-type="float">
            <text:p>1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1197.6886722724" calcext:value-type="float">
            <text:p>1197.6886722724</text:p>
          </table:table-cell>
          <table:table-cell/>
          <table:table-cell table:style-name="ce4" table:formula="of:=[.F35]" office:value-type="float" office:value="1197.68867227239" calcext:value-type="float">
            <text:p>1197.6886722724</text:p>
          </table:table-cell>
          <table:table-cell/>
          <table:table-cell table:formula="of:=[.M23]/[.O23]" office:value-type="float" office:value="1.00000000000001" calcext:value-type="float">
            <text:p>1</text:p>
          </table:table-cell>
          <table:table-cell table:formula="of:=[.M23]-[.O23]" office:value-type="float" office:value="0.0000000000100044417195022" calcext:value-type="float">
            <text:p>1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398811989573671" calcext:value-type="float">
            <text:p>-0.3988119896</text:p>
          </table:table-cell>
          <table:table-cell/>
          <table:table-cell table:style-name="ce3" office:value-type="float" office:value="-0.398811989573671" calcext:value-type="float">
            <text:p>-0.3988119896</text:p>
          </table:table-cell>
          <table:table-cell/>
          <table:table-cell table:formula="of:=[.D24]/[.F24]" office:value-type="float" office:value="1" calcext:value-type="float">
            <text:p>1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398811989573672" calcext:value-type="float">
            <text:p>-0.3988119896</text:p>
          </table:table-cell>
          <table:table-cell/>
          <table:table-cell table:style-name="ce4" table:formula="of:=[.F36]" office:value-type="float" office:value="-0.398811989573683" calcext:value-type="float">
            <text:p>-0.3988119896</text:p>
          </table:table-cell>
          <table:table-cell/>
          <table:table-cell table:formula="of:=[.M24]/[.O24]" office:value-type="float" office:value="0.999999999999972" calcext:value-type="float">
            <text:p>1</text:p>
          </table:table-cell>
          <table:table-cell table:formula="of:=[.M24]-[.O24]" office:value-type="float" office:value="0.0000000000000109912079437891" calcext:value-type="float">
            <text:p>1.10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610928317394851" calcext:value-type="float">
            <text:p>-0.6109283174</text:p>
          </table:table-cell>
          <table:table-cell/>
          <table:table-cell table:style-name="ce3" office:value-type="float" office:value="-0.610928317394851" calcext:value-type="float">
            <text:p>-0.6109283174</text:p>
          </table:table-cell>
          <table:table-cell/>
          <table:table-cell table:formula="of:=[.D25]/[.F25]" office:value-type="float" office:value="1" calcext:value-type="float">
            <text:p>1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0.610928317394859" calcext:value-type="float">
            <text:p>-0.6109283174</text:p>
          </table:table-cell>
          <table:table-cell/>
          <table:table-cell table:style-name="ce4" table:formula="of:=[.F37]" office:value-type="float" office:value="-0.610928317394895" calcext:value-type="float">
            <text:p>-0.6109283174</text:p>
          </table:table-cell>
          <table:table-cell/>
          <table:table-cell table:formula="of:=[.M25]/[.O25]" office:value-type="float" office:value="0.999999999999941" calcext:value-type="float">
            <text:p>1</text:p>
          </table:table-cell>
          <table:table-cell table:formula="of:=[.M25]-[.O25]" office:value-type="float" office:value="0.0000000000000359712259978551" calcext:value-type="float">
            <text:p>3.60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266895673259874" calcext:value-type="float">
            <text:p>-0.2668956733</text:p>
          </table:table-cell>
          <table:table-cell/>
          <table:table-cell table:style-name="ce3" office:value-type="float" office:value="-0.266895673259874" calcext:value-type="float">
            <text:p>-0.2668956733</text:p>
          </table:table-cell>
          <table:table-cell/>
          <table:table-cell table:formula="of:=[.D26]/[.F26]" office:value-type="float" office:value="1" calcext:value-type="float">
            <text:p>1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0.266895673259877" calcext:value-type="float">
            <text:p>-0.2668956733</text:p>
          </table:table-cell>
          <table:table-cell/>
          <table:table-cell table:style-name="ce4" table:formula="of:=[.F38]" office:value-type="float" office:value="-0.266895673259892" calcext:value-type="float">
            <text:p>-0.2668956733</text:p>
          </table:table-cell>
          <table:table-cell/>
          <table:table-cell table:formula="of:=[.M26]/[.O26]" office:value-type="float" office:value="0.999999999999944" calcext:value-type="float">
            <text:p>1</text:p>
          </table:table-cell>
          <table:table-cell table:formula="of:=[.M26]-[.O26]" office:value-type="float" office:value="0.0000000000000149880108324396" calcext:value-type="float">
            <text:p>1.50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90.559523394615" calcext:value-type="float">
            <text:p>790.5595233946</text:p>
          </table:table-cell>
          <table:table-cell/>
          <table:table-cell table:style-name="ce3" office:value-type="float" office:value="790.559523394611" calcext:value-type="float">
            <text:p>790.5595233946</text:p>
          </table:table-cell>
          <table:table-cell/>
          <table:table-cell table:formula="of:=[.D33]/[.F33]" office:value-type="float" office:value="1.00000000000001" calcext:value-type="float">
            <text:p>1</text:p>
          </table:table-cell>
          <table:table-cell table:formula="of:=[.D33]-[.F33]" office:value-type="float" office:value="0.00000000000397903932025656" calcext:value-type="float">
            <text:p>3.97903932025656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790.559523394611" calcext:value-type="float">
            <text:p>790.5595233946</text:p>
          </table:table-cell>
          <table:table-cell/>
          <table:table-cell table:style-name="ce4" table:formula="of:=[.F21]" office:value-type="float" office:value="790.559523394615" calcext:value-type="float">
            <text:p>790.5595233946</text:p>
          </table:table-cell>
          <table:table-cell/>
          <table:table-cell table:formula="of:=[.M33]/[.O33]" office:value-type="float" office:value="0.999999999999995" calcext:value-type="float">
            <text:p>1</text:p>
          </table:table-cell>
          <table:table-cell table:formula="of:=[.M33]-[.O33]" office:value-type="float" office:value="-0.00000000000397903932025656" calcext:value-type="float">
            <text:p>-3.98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18.60304449046" calcext:value-type="float">
            <text:p>3018.6030444905</text:p>
          </table:table-cell>
          <table:table-cell/>
          <table:table-cell table:style-name="ce3" office:value-type="float" office:value="3018.60304449045" calcext:value-type="float">
            <text:p>3018.6030444905</text:p>
          </table:table-cell>
          <table:table-cell/>
          <table:table-cell table:formula="of:=[.D34]/[.F34]" office:value-type="float" office:value="1" calcext:value-type="float">
            <text:p>1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018.60304449045" calcext:value-type="float">
            <text:p>3018.6030444905</text:p>
          </table:table-cell>
          <table:table-cell/>
          <table:table-cell table:style-name="ce4" table:formula="of:=[.F22]" office:value-type="float" office:value="3018.60304449046" calcext:value-type="float">
            <text:p>3018.6030444905</text:p>
          </table:table-cell>
          <table:table-cell/>
          <table:table-cell table:formula="of:=[.M34]/[.O34]" office:value-type="float" office:value="0.999999999999997" calcext:value-type="float">
            <text:p>1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197.68867227239" calcext:value-type="float">
            <text:p>1197.6886722724</text:p>
          </table:table-cell>
          <table:table-cell/>
          <table:table-cell table:style-name="ce3" office:value-type="float" office:value="1197.68867227239" calcext:value-type="float">
            <text:p>1197.6886722724</text:p>
          </table:table-cell>
          <table:table-cell/>
          <table:table-cell table:formula="of:=[.D35]/[.F35]" office:value-type="float" office:value="1" calcext:value-type="float">
            <text:p>1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197.68867227239" calcext:value-type="float">
            <text:p>1197.6886722724</text:p>
          </table:table-cell>
          <table:table-cell/>
          <table:table-cell table:style-name="ce4" table:formula="of:=[.F23]" office:value-type="float" office:value="1197.68867227239" calcext:value-type="float">
            <text:p>1197.6886722724</text:p>
          </table:table-cell>
          <table:table-cell/>
          <table:table-cell table:formula="of:=[.M35]/[.O35]" office:value-type="float" office:value="1" calcext:value-type="float">
            <text:p>1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398811989573671" calcext:value-type="float">
            <text:p>-0.3988119896</text:p>
          </table:table-cell>
          <table:table-cell/>
          <table:table-cell table:style-name="ce3" office:value-type="float" office:value="-0.398811989573683" calcext:value-type="float">
            <text:p>-0.3988119896</text:p>
          </table:table-cell>
          <table:table-cell/>
          <table:table-cell table:formula="of:=[.D36]/[.F36]" office:value-type="float" office:value="0.99999999999997" calcext:value-type="float">
            <text:p>1</text:p>
          </table:table-cell>
          <table:table-cell table:formula="of:=[.D36]-[.F36]" office:value-type="float" office:value="0.0000000000000119904086659517" calcext:value-type="float">
            <text:p>1.19904086659517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0.398811989573683" calcext:value-type="float">
            <text:p>-0.3988119896</text:p>
          </table:table-cell>
          <table:table-cell/>
          <table:table-cell table:style-name="ce4" table:formula="of:=[.F24]" office:value-type="float" office:value="-0.398811989573671" calcext:value-type="float">
            <text:p>-0.3988119896</text:p>
          </table:table-cell>
          <table:table-cell/>
          <table:table-cell table:formula="of:=[.M36]/[.O36]" office:value-type="float" office:value="1.00000000000003" calcext:value-type="float">
            <text:p>1</text:p>
          </table:table-cell>
          <table:table-cell table:formula="of:=[.M36]-[.O36]" office:value-type="float" office:value="-0.0000000000000119904086659517" calcext:value-type="float">
            <text:p>-1.20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610928317394851" calcext:value-type="float">
            <text:p>-0.6109283174</text:p>
          </table:table-cell>
          <table:table-cell/>
          <table:table-cell table:style-name="ce3" office:value-type="float" office:value="-0.610928317394895" calcext:value-type="float">
            <text:p>-0.6109283174</text:p>
          </table:table-cell>
          <table:table-cell/>
          <table:table-cell table:formula="of:=[.D37]/[.F37]" office:value-type="float" office:value="0.999999999999928" calcext:value-type="float">
            <text:p>1</text:p>
          </table:table-cell>
          <table:table-cell table:formula="of:=[.D37]-[.F37]" office:value-type="float" office:value="0.0000000000000439648317751562" calcext:value-type="float">
            <text:p>4.39648317751562E-01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-0.610928317394895" calcext:value-type="float">
            <text:p>-0.6109283174</text:p>
          </table:table-cell>
          <table:table-cell/>
          <table:table-cell table:style-name="ce4" table:formula="of:=[.F25]" office:value-type="float" office:value="-0.610928317394851" calcext:value-type="float">
            <text:p>-0.6109283174</text:p>
          </table:table-cell>
          <table:table-cell/>
          <table:table-cell table:formula="of:=[.M37]/[.O37]" office:value-type="float" office:value="1.00000000000007" calcext:value-type="float">
            <text:p>1</text:p>
          </table:table-cell>
          <table:table-cell table:formula="of:=[.M37]-[.O37]" office:value-type="float" office:value="-0.0000000000000439648317751562" calcext:value-type="float">
            <text:p>-4.40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266895673259874" calcext:value-type="float">
            <text:p>-0.2668956733</text:p>
          </table:table-cell>
          <table:table-cell/>
          <table:table-cell table:style-name="ce3" office:value-type="float" office:value="-0.266895673259892" calcext:value-type="float">
            <text:p>-0.2668956733</text:p>
          </table:table-cell>
          <table:table-cell/>
          <table:table-cell table:formula="of:=[.D38]/[.F38]" office:value-type="float" office:value="0.999999999999933" calcext:value-type="float">
            <text:p>1</text:p>
          </table:table-cell>
          <table:table-cell table:formula="of:=[.D38]-[.F38]" office:value-type="float" office:value="0.0000000000000179856129989275" calcext:value-type="float">
            <text:p>1.79856129989275E-01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0.266895673259892" calcext:value-type="float">
            <text:p>-0.2668956733</text:p>
          </table:table-cell>
          <table:table-cell/>
          <table:table-cell table:style-name="ce4" table:formula="of:=[.F26]" office:value-type="float" office:value="-0.266895673259874" calcext:value-type="float">
            <text:p>-0.2668956733</text:p>
          </table:table-cell>
          <table:table-cell/>
          <table:table-cell table:formula="of:=[.M38]/[.O38]" office:value-type="float" office:value="1.00000000000007" calcext:value-type="float">
            <text:p>1</text:p>
          </table:table-cell>
          <table:table-cell table:formula="of:=[.M38]-[.O38]" office:value-type="float" office:value="-0.0000000000000179856129989275" calcext:value-type="float">
            <text:p>-1.80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(Takes too long...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90.559523394615" calcext:value-type="float">
            <text:p>790.5595233946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790.559523394615" calcext:value-type="float">
            <text:p>790.559523394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790.559523394615" calcext:value-type="float">
            <text:p>790.5595233946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790.559523394615" calcext:value-type="float">
            <text:p>7.91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18.60304449046" calcext:value-type="float">
            <text:p>3018.6030444905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3018.60304449046" calcext:value-type="float">
            <text:p>3018.60304449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3018.60304449047" calcext:value-type="float">
            <text:p>3018.6030444905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3018.60304449047" calcext:value-type="float">
            <text:p>3.02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197.68867227239" calcext:value-type="float">
            <text:p>1197.6886722724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1197.68867227239" calcext:value-type="float">
            <text:p>1197.688672272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1197.6886722724" calcext:value-type="float">
            <text:p>1197.6886722724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1197.6886722724" calcext:value-type="float">
            <text:p>1.20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398811989573671" calcext:value-type="float">
            <text:p>-0.3988119896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-0.398811989573671" calcext:value-type="float">
            <text:p>-0.398811989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0.398811989573672" calcext:value-type="float">
            <text:p>-0.3988119896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-0.398811989573672" calcext:value-type="float">
            <text:p>-3.99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610928317394851" calcext:value-type="float">
            <text:p>-0.6109283174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-0.610928317394851" calcext:value-type="float">
            <text:p>-0.610928317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0.610928317394859" calcext:value-type="float">
            <text:p>-0.6109283174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-0.610928317394859" calcext:value-type="float">
            <text:p>-6.1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266895673259874" calcext:value-type="float">
            <text:p>-0.2668956733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-0.266895673259874" calcext:value-type="float">
            <text:p>-0.266895673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-0.266895673259877" calcext:value-type="float">
            <text:p>-0.2668956733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-0.266895673259877" calcext:value-type="float">
            <text:p>-2.6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7" calcext:value-type="float">
            <text:p>227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227" calcext:value-type="float">
            <text:p>2.27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790.559523394611" calcext:value-type="float">
            <text:p>790.5595233946</text:p>
          </table:table-cell>
          <table:table-cell/>
          <table:table-cell table:formula="of:=[.M57]/[.O57]" office:value-type="float" office:value="0" calcext:value-type="float">
            <text:p>0</text:p>
          </table:table-cell>
          <table:table-cell table:formula="of:=[.M57]-[.O57]" office:value-type="float" office:value="-790.559523394611" calcext:value-type="float">
            <text:p>-7.91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018.60304449045" calcext:value-type="float">
            <text:p>3018.6030444905</text:p>
          </table:table-cell>
          <table:table-cell/>
          <table:table-cell table:formula="of:=[.M58]/[.O58]" office:value-type="float" office:value="0" calcext:value-type="float">
            <text:p>0</text:p>
          </table:table-cell>
          <table:table-cell table:formula="of:=[.M58]-[.O58]" office:value-type="float" office:value="-3018.60304449045" calcext:value-type="float">
            <text:p>-3.02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197.68867227239" calcext:value-type="float">
            <text:p>1197.6886722724</text:p>
          </table:table-cell>
          <table:table-cell/>
          <table:table-cell table:formula="of:=[.M59]/[.O59]" office:value-type="float" office:value="0" calcext:value-type="float">
            <text:p>0</text:p>
          </table:table-cell>
          <table:table-cell table:formula="of:=[.M59]-[.O59]" office:value-type="float" office:value="-1197.68867227239" calcext:value-type="float">
            <text:p>-1.20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-0.398811989573683" calcext:value-type="float">
            <text:p>-0.3988119896</text:p>
          </table:table-cell>
          <table:table-cell/>
          <table:table-cell table:formula="of:=[.M60]/[.O60]" office:value-type="float" office:value="-0" calcext:value-type="float">
            <text:p>0</text:p>
          </table:table-cell>
          <table:table-cell table:formula="of:=[.M60]-[.O60]" office:value-type="float" office:value="0.398811989573683" calcext:value-type="float">
            <text:p>3.99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-0.610928317394895" calcext:value-type="float">
            <text:p>-0.6109283174</text:p>
          </table:table-cell>
          <table:table-cell/>
          <table:table-cell table:formula="of:=[.M61]/[.O61]" office:value-type="float" office:value="-0" calcext:value-type="float">
            <text:p>0</text:p>
          </table:table-cell>
          <table:table-cell table:formula="of:=[.M61]-[.O61]" office:value-type="float" office:value="0.610928317394895" calcext:value-type="float">
            <text:p>6.11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0.266895673259892" calcext:value-type="float">
            <text:p>-0.2668956733</text:p>
          </table:table-cell>
          <table:table-cell/>
          <table:table-cell table:formula="of:=[.M62]/[.O62]" office:value-type="float" office:value="-0" calcext:value-type="float">
            <text:p>0</text:p>
          </table:table-cell>
          <table:table-cell table:formula="of:=[.M62]-[.O62]" office:value-type="float" office:value="0.266895673259892" calcext:value-type="float">
            <text:p>2.67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0" calcext:value-type="float">
            <text:p>0</text:p>
          </table:table-cell>
          <table:table-cell table:formula="of:=[.M63]-[.O63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790.559523394615" calcext:value-type="float">
            <text:p>790.5595233946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790.559523394615" calcext:value-type="float">
            <text:p>-7.91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18.60304449046" calcext:value-type="float">
            <text:p>3018.6030444905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018.60304449046" calcext:value-type="float">
            <text:p>-3.02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197.68867227239" calcext:value-type="float">
            <text:p>1197.6886722724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1197.68867227239" calcext:value-type="float">
            <text:p>-1.20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398811989573671" calcext:value-type="float">
            <text:p>-0.3988119896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398811989573671" calcext:value-type="float">
            <text:p>3.99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610928317394851" calcext:value-type="float">
            <text:p>-0.6109283174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0.610928317394851" calcext:value-type="float">
            <text:p>6.11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266895673259874" calcext:value-type="float">
            <text:p>-0.2668956733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266895673259874" calcext:value-type="float">
            <text:p>2.67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10:26:54.717579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6-01T11:55:16.717814881</dc:date>
    <dc:creator>Stacha Petrovic</dc:creator>
    <meta:editing-duration>P6DT10H41M22S</meta:editing-duration>
    <meta:editing-cycles>139</meta:editing-cycles>
    <meta:document-statistic meta:table-count="4" meta:cell-count="1597" meta:object-count="0"/>
    <meta:user-defined meta:name="qrichtext">1</meta:user-defined>
  </office:meta>
</office:document-meta>
</file>